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1b55656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8d5eeb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9468aa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263a6" style:font-size-asian="12pt" style:font-name-complex="Courier New" style:font-size-complex="12pt"/>
    </style:style>
    <style:style style:name="P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5a871" style:font-size-asian="12pt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6f17b" style:font-size-asian="12pt" style:font-name-complex="Courier New" style:font-size-complex="12pt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16df2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e1a1" style:font-size-asian="12pt" style:font-name-complex="Courier New" style:font-size-complex="12pt"/>
    </style:style>
    <style:style style:name="P1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2fd5c" style:font-size-asian="12pt" style:font-name-complex="Courier New" style:font-size-complex="12pt"/>
    </style:style>
    <style:style style:name="P12" style:family="paragraph" style:parent-style-name="Standard">
      <style:paragraph-properties fo:margin-top="0in" fo:margin-bottom="0.1665in" loext:contextual-spacing="false"/>
      <style:text-properties style:font-name="Courier New" fo:font-size="12pt" officeooo:rsid="0285cd1f" officeooo:paragraph-rsid="04b2fd5c" style:font-size-asian="12pt" style:font-name-complex="Courier New" style:font-size-complex="12pt"/>
    </style:style>
    <style:style style:name="P1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34a38" style:font-size-asian="12pt" style:font-name-complex="Courier New" style:font-size-complex="12pt"/>
    </style:style>
    <style:style style:name="P14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b49a52" style:font-size-asian="12pt" style:font-name-complex="Courier New" style:font-size-complex="12pt"/>
    </style:style>
    <style:style style:name="P15" style:family="paragraph" style:parent-style-name="Standard">
      <style:paragraph-properties fo:margin-top="0in" fo:margin-bottom="0.1665in" loext:contextual-spacing="false"/>
      <style:text-properties style:font-name="Courier New" fo:font-size="12pt" officeooo:rsid="04777e6f" officeooo:paragraph-rsid="049d402d" style:font-size-asian="12pt" style:font-name-complex="Courier New" style:font-size-complex="12pt"/>
    </style:style>
    <style:style style:name="P1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4abfa38" style:font-size-asian="12pt" style:font-name-complex="Courier New" style:font-size-complex="12pt"/>
    </style:style>
    <style:style style:name="P1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278d66" style:font-size-asian="12pt" style:font-name-complex="Courier New" style:font-size-complex="12pt"/>
    </style:style>
    <style:style style:name="P18" style:family="paragraph" style:parent-style-name="Standard">
      <style:paragraph-properties fo:margin-top="0in" fo:margin-bottom="0.1665in" loext:contextual-spacing="false"/>
      <style:text-properties style:font-name="Courier New" fo:font-size="12pt" officeooo:rsid="0486f401" officeooo:paragraph-rsid="048a864f" style:font-size-asian="12pt" style:font-name-complex="Courier New" style:font-size-complex="12pt"/>
    </style:style>
    <style:style style:name="P19" style:family="paragraph" style:parent-style-name="Standard">
      <style:paragraph-properties fo:margin-top="0in" fo:margin-bottom="0.1665in" loext:contextual-spacing="false"/>
      <style:text-properties style:font-name="Courier New" officeooo:paragraph-rsid="0490bf59" style:font-name-complex="Courier New" style:font-size-complex="12pt"/>
    </style:style>
    <style:style style:name="P20" style:family="paragraph" style:parent-style-name="Standard">
      <style:paragraph-properties fo:margin-top="0in" fo:margin-bottom="0.1665in" loext:contextual-spacing="false"/>
      <style:text-properties style:font-name="Courier New" officeooo:paragraph-rsid="04922ec6" style:font-name-complex="Courier New" style:font-size-complex="12pt"/>
    </style:style>
    <style:style style:name="P21" style:family="paragraph" style:parent-style-name="Standard">
      <style:paragraph-properties fo:margin-top="0in" fo:margin-bottom="0.1665in" loext:contextual-spacing="false"/>
      <style:text-properties style:font-name="Courier New" officeooo:paragraph-rsid="04a6f17b" style:font-name-complex="Courier New" style:font-size-complex="12pt"/>
    </style:style>
    <style:style style:name="P22" style:family="paragraph" style:parent-style-name="Standard">
      <style:paragraph-properties fo:margin-top="0in" fo:margin-bottom="0.1665in" loext:contextual-spacing="false"/>
      <style:text-properties style:font-name="Courier New" officeooo:paragraph-rsid="04b13589" style:font-name-complex="Courier New" style:font-size-complex="12pt"/>
    </style:style>
    <style:style style:name="P23" style:family="paragraph" style:parent-style-name="Standard">
      <style:paragraph-properties fo:margin-top="0in" fo:margin-bottom="0.1665in" loext:contextual-spacing="false"/>
      <style:text-properties style:font-name="Courier New" officeooo:paragraph-rsid="050ae343" style:font-name-complex="Courier New" style:font-size-complex="12pt"/>
    </style:style>
    <style:style style:name="P24" style:family="paragraph" style:parent-style-name="Standard">
      <style:paragraph-properties fo:margin-top="0in" fo:margin-bottom="0.1665in" loext:contextual-spacing="false"/>
      <style:text-properties style:font-name="Courier New" officeooo:paragraph-rsid="050b4637" style:font-name-complex="Courier New" style:font-size-complex="12pt"/>
    </style:style>
    <style:style style:name="P25" style:family="paragraph" style:parent-style-name="Standard">
      <style:paragraph-properties fo:margin-top="0in" fo:margin-bottom="0.1665in" loext:contextual-spacing="false"/>
      <style:text-properties officeooo:paragraph-rsid="04738c1d"/>
    </style:style>
    <style:style style:name="P26" style:family="paragraph" style:parent-style-name="Standard">
      <style:paragraph-properties fo:margin-top="0in" fo:margin-bottom="0.1665in" loext:contextual-spacing="false"/>
      <style:text-properties officeooo:paragraph-rsid="048a864f"/>
    </style:style>
    <style:style style:name="P27" style:family="paragraph" style:parent-style-name="Standard">
      <style:paragraph-properties fo:margin-top="0in" fo:margin-bottom="0.1665in" loext:contextual-spacing="false"/>
      <style:text-properties officeooo:paragraph-rsid="048ec67a"/>
    </style:style>
    <style:style style:name="P28" style:family="paragraph" style:parent-style-name="Standard">
      <style:paragraph-properties fo:margin-top="0in" fo:margin-bottom="0.1665in" loext:contextual-spacing="false"/>
      <style:text-properties officeooo:paragraph-rsid="0496122e"/>
    </style:style>
    <style:style style:name="P29" style:family="paragraph" style:parent-style-name="Standard">
      <style:paragraph-properties fo:margin-top="0in" fo:margin-bottom="0.1665in" loext:contextual-spacing="false"/>
      <style:text-properties officeooo:paragraph-rsid="04a45d7f"/>
    </style:style>
    <style:style style:name="P30" style:family="paragraph" style:parent-style-name="Standard">
      <style:paragraph-properties fo:margin-top="0in" fo:margin-bottom="0.1665in" loext:contextual-spacing="false"/>
      <style:text-properties officeooo:paragraph-rsid="04abfa38"/>
    </style:style>
    <style:style style:name="P31" style:family="paragraph" style:parent-style-name="Standard">
      <style:paragraph-properties fo:margin-top="0in" fo:margin-bottom="0.1665in" loext:contextual-spacing="false"/>
      <style:text-properties officeooo:rsid="04abfa38" officeooo:paragraph-rsid="04abfa38"/>
    </style:style>
    <style:style style:name="P32" style:family="paragraph" style:parent-style-name="Standard">
      <style:paragraph-properties fo:margin-top="0in" fo:margin-bottom="0.1665in" loext:contextual-spacing="false"/>
      <style:text-properties officeooo:paragraph-rsid="04aeea85"/>
    </style:style>
    <style:style style:name="P33" style:family="paragraph" style:parent-style-name="Standard">
      <style:paragraph-properties fo:margin-top="0in" fo:margin-bottom="0.1665in" loext:contextual-spacing="false"/>
      <style:text-properties officeooo:paragraph-rsid="04afe9eb"/>
    </style:style>
    <style:style style:name="P34" style:family="paragraph" style:parent-style-name="Standard">
      <style:paragraph-properties fo:margin-top="0in" fo:margin-bottom="0.1665in" loext:contextual-spacing="false"/>
      <style:text-properties officeooo:paragraph-rsid="04b2fd5c"/>
    </style:style>
    <style:style style:name="P35" style:family="paragraph" style:parent-style-name="Standard">
      <style:paragraph-properties fo:margin-top="0in" fo:margin-bottom="0.1665in" loext:contextual-spacing="false"/>
      <style:text-properties officeooo:paragraph-rsid="04b57a73"/>
    </style:style>
    <style:style style:name="P36" style:family="paragraph" style:parent-style-name="Standard">
      <style:paragraph-properties fo:margin-top="0in" fo:margin-bottom="0.1665in" loext:contextual-spacing="false"/>
      <style:text-properties officeooo:paragraph-rsid="05212cb5"/>
    </style:style>
    <style:style style:name="P37" style:family="paragraph" style:parent-style-name="Standard">
      <style:paragraph-properties fo:margin-left="0in" fo:margin-right="0in" fo:text-indent="2in" style:auto-text-indent="false"/>
      <style:text-properties style:font-name="Courier New" fo:font-size="12pt" style:font-size-asian="12pt" style:font-name-complex="Courier New" style:font-size-complex="12pt"/>
    </style:style>
    <style:style style:name="P3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032479d" style:font-size-asian="12pt" style:font-name-complex="Courier New" style:font-size-complex="12pt"/>
    </style:style>
    <style:style style:name="P3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559375" style:font-size-asian="12pt" style:font-name-complex="Courier New" style:font-size-complex="12pt"/>
    </style:style>
    <style:style style:name="P4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77e6f" officeooo:paragraph-rsid="04777e6f" style:font-size-asian="12pt" style:font-name-complex="Courier New" style:font-size-complex="12pt"/>
    </style:style>
    <style:style style:name="P4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789cf9" style:font-size-asian="12pt" style:font-name-complex="Courier New" style:font-size-complex="12pt"/>
    </style:style>
    <style:style style:name="P4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371ca" officeooo:paragraph-rsid="04a371ca" style:font-size-asian="12pt" style:font-name-complex="Courier New" style:font-size-complex="12pt"/>
    </style:style>
    <style:style style:name="P4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a8f032" style:font-size-asian="12pt" style:font-name-complex="Courier New" style:font-size-complex="12pt"/>
    </style:style>
    <style:style style:name="P4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bfa38" officeooo:paragraph-rsid="04abfa38" style:font-size-asian="12pt" style:font-name-complex="Courier New" style:font-size-complex="12pt"/>
    </style:style>
    <style:style style:name="P4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afe9eb" style:font-size-asian="12pt" style:font-name-complex="Courier New" style:font-size-complex="12pt"/>
    </style:style>
    <style:style style:name="P4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afe9eb" officeooo:paragraph-rsid="04afe9eb" style:font-size-asian="12pt" style:font-name-complex="Courier New" style:font-size-complex="12pt"/>
    </style:style>
    <style:style style:name="P4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4b2fd5c" style:font-size-asian="12pt" style:font-name-complex="Courier New" style:font-size-complex="12pt"/>
    </style:style>
    <style:style style:name="P4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2129d1" style:font-size-asian="12pt" style:font-name-complex="Courier New" style:font-size-complex="12pt"/>
    </style:style>
    <style:style style:name="P4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212cb5" style:font-size-asian="12pt" style:font-name-complex="Courier New" style:font-size-complex="12pt"/>
    </style:style>
    <style:style style:name="P5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2fd5c" style:font-size-asian="12pt" style:font-name-complex="Courier New" style:font-size-complex="12pt"/>
    </style:style>
    <style:style style:name="P5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34a38" style:font-size-asian="12pt" style:font-name-complex="Courier New" style:font-size-complex="12pt"/>
    </style:style>
    <style:style style:name="P5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6f826" style:font-size-asian="12pt" style:font-name-complex="Courier New" style:font-size-complex="12pt"/>
    </style:style>
    <style:style style:name="P5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08a216" style:font-size-asian="12pt" style:font-name-complex="Courier New" style:font-size-complex="12pt"/>
    </style:style>
    <style:style style:name="P5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90bf59" style:font-size-asian="12pt" style:font-name-complex="Courier New" style:font-size-complex="12pt"/>
    </style:style>
    <style:style style:name="P5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4b16df2" style:font-size-asian="12pt" style:font-name-complex="Courier New" style:font-size-complex="12pt"/>
    </style:style>
    <style:style style:name="P5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c0c22" officeooo:paragraph-rsid="051ba15f" style:font-size-asian="12pt" style:font-name-complex="Courier New" style:font-size-complex="12pt"/>
    </style:style>
    <style:style style:name="P5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c5d55" officeooo:paragraph-rsid="051ba15f" style:font-size-asian="12pt" style:font-name-complex="Courier New" style:font-size-complex="12pt"/>
    </style:style>
    <style:style style:name="P5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1ba15f" style:font-size-asian="12pt" style:font-name-complex="Courier New" style:font-size-complex="12pt"/>
    </style:style>
    <style:style style:name="P5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1c92a7" style:font-size-asian="12pt" style:font-name-complex="Courier New" style:font-size-complex="12pt"/>
    </style:style>
    <style:style style:name="P6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294a36" officeooo:paragraph-rsid="05294a36" style:font-size-asian="12pt" style:font-name-complex="Courier New" style:font-size-complex="12pt"/>
    </style:style>
    <style:style style:name="P6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297c12" officeooo:paragraph-rsid="05297c12" style:font-size-asian="12pt" style:font-name-complex="Courier New" style:font-size-complex="12pt"/>
    </style:style>
    <style:style style:name="P6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34a205" style:font-size-asian="12pt" style:font-name-complex="Courier New" style:font-size-complex="12pt"/>
    </style:style>
    <style:style style:name="P63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493d07b" style:font-name-complex="Courier New" style:font-size-complex="12pt"/>
    </style:style>
    <style:style style:name="P64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0b95c8" style:font-name-complex="Courier New" style:font-size-complex="12pt"/>
    </style:style>
    <style:style style:name="P65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11e990" style:font-name-complex="Courier New" style:font-size-complex="12pt"/>
    </style:style>
    <style:style style:name="P66" style:family="paragraph" style:parent-style-name="Standard">
      <style:paragraph-properties fo:margin-left="0in" fo:margin-right="0in" fo:text-indent="2in" style:auto-text-indent="false"/>
      <style:text-properties officeooo:paragraph-rsid="0496122e"/>
    </style:style>
    <style:style style:name="P67" style:family="paragraph" style:parent-style-name="Standard">
      <style:paragraph-properties fo:margin-left="0in" fo:margin-right="0in" fo:text-indent="2in" style:auto-text-indent="false"/>
      <style:text-properties officeooo:paragraph-rsid="04abfa38"/>
    </style:style>
    <style:style style:name="P6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</style:style>
    <style:style style:name="P6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32479d"/>
    </style:style>
    <style:style style:name="P7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285cd1f"/>
    </style:style>
    <style:style style:name="P7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38c0a13"/>
    </style:style>
    <style:style style:name="P7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1ba15f"/>
    </style:style>
    <style:style style:name="P7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52129d1"/>
    </style:style>
    <style:style style:name="P7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style:font-size-asian="12pt" style:font-name-complex="Courier New" style:font-size-complex="12pt"/>
    </style:style>
    <style:style style:name="P7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3d48e8e" style:font-size-asian="12pt" style:font-name-complex="Courier New" style:font-size-complex="12pt"/>
    </style:style>
    <style:style style:name="P7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59375" style:font-size-asian="12pt" style:font-name-complex="Courier New" style:font-size-complex="12pt"/>
    </style:style>
    <style:style style:name="P7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585528" style:font-size-asian="12pt" style:font-name-complex="Courier New" style:font-size-complex="12pt"/>
    </style:style>
    <style:style style:name="P7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777e6f" style:font-size-asian="12pt" style:font-name-complex="Courier New" style:font-size-complex="12pt"/>
    </style:style>
    <style:style style:name="P7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16df2" style:font-size-asian="12pt" style:font-name-complex="Courier New" style:font-size-complex="12pt"/>
    </style:style>
    <style:style style:name="P8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4b2fd5c" style:font-size-asian="12pt" style:font-name-complex="Courier New" style:font-size-complex="12pt"/>
    </style:style>
    <style:style style:name="P8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8a216" style:font-size-asian="12pt" style:font-name-complex="Courier New" style:font-size-complex="12pt"/>
    </style:style>
    <style:style style:name="P8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0f33e6" style:font-size-asian="12pt" style:font-name-complex="Courier New" style:font-size-complex="12pt"/>
    </style:style>
    <style:style style:name="P8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1ba15f" style:font-size-asian="12pt" style:font-name-complex="Courier New" style:font-size-complex="12pt"/>
    </style:style>
    <style:style style:name="P8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297c12" style:font-size-asian="12pt" style:font-name-complex="Courier New" style:font-size-complex="12pt"/>
    </style:style>
    <style:style style:name="P8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34a205" style:font-size-asian="12pt" style:font-name-complex="Courier New" style:font-size-complex="12pt"/>
    </style:style>
    <style:style style:name="P8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789cf9" officeooo:paragraph-rsid="04789cf9" style:font-size-asian="12pt" style:font-name-complex="Courier New" style:font-size-complex="12pt"/>
    </style:style>
    <style:style style:name="P8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6c366" officeooo:paragraph-rsid="04a6c366" style:font-size-asian="12pt" style:font-name-complex="Courier New" style:font-size-complex="12pt"/>
    </style:style>
    <style:style style:name="P8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a6c366" officeooo:paragraph-rsid="04a6f17b" style:font-size-asian="12pt" style:font-name-complex="Courier New" style:font-size-complex="12pt"/>
    </style:style>
    <style:style style:name="P8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1c92a7" officeooo:paragraph-rsid="051c92a7" style:font-size-asian="12pt" style:font-name-complex="Courier New" style:font-size-complex="12pt"/>
    </style:style>
    <style:style style:name="P9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7c5d55" officeooo:paragraph-rsid="051ba15f" style:font-size-asian="12pt" style:font-name-complex="Courier New" style:font-size-complex="12pt"/>
    </style:style>
    <style:style style:name="P9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34a205" style:font-size-asian="12pt" style:font-name-complex="Courier New" style:font-size-complex="12pt"/>
    </style:style>
    <style:style style:name="P9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3d90be" officeooo:paragraph-rsid="053d90be" style:font-size-asian="12pt" style:font-name-complex="Courier New" style:font-size-complex="12pt"/>
    </style:style>
    <style:style style:name="P9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3ee40d" officeooo:paragraph-rsid="053ee40d" style:font-size-asian="12pt" style:font-name-complex="Courier New" style:font-size-complex="12pt"/>
    </style:style>
    <style:style style:name="P9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c0c22" officeooo:paragraph-rsid="053ee40d" style:font-size-asian="12pt" style:font-name-complex="Courier New" style:font-size-complex="12pt"/>
    </style:style>
    <style:style style:name="P9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7c0c22" officeooo:paragraph-rsid="0561a69c" style:font-size-asian="12pt" style:font-name-complex="Courier New" style:font-size-complex="12pt"/>
    </style:style>
    <style:style style:name="P9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3ee40d" style:font-size-asian="12pt" style:font-name-complex="Courier New" style:font-size-complex="12pt"/>
    </style:style>
    <style:style style:name="P9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447529" style:font-size-asian="12pt" style:font-name-complex="Courier New" style:font-size-complex="12pt"/>
    </style:style>
    <style:style style:name="P9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45714b" style:font-size-asian="12pt" style:font-name-complex="Courier New" style:font-size-complex="12pt"/>
    </style:style>
    <style:style style:name="P9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294a36" officeooo:paragraph-rsid="055677f3" style:font-size-asian="12pt" style:font-name-complex="Courier New" style:font-size-complex="12pt"/>
    </style:style>
    <style:style style:name="P10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5491932" officeooo:paragraph-rsid="05491932" style:font-size-asian="12pt" style:font-name-complex="Courier New" style:font-size-complex="12pt"/>
    </style:style>
    <style:style style:name="P10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491932" style:font-size-asian="12pt" style:font-name-complex="Courier New" style:font-size-complex="12pt"/>
    </style:style>
    <style:style style:name="P10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5fa78d" style:font-size-asian="12pt" style:font-name-complex="Courier New" style:font-size-complex="12pt"/>
    </style:style>
    <style:style style:name="P10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1a69c" style:font-size-asian="12pt" style:font-name-complex="Courier New" style:font-size-complex="12pt"/>
    </style:style>
    <style:style style:name="P10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3345b" style:font-size-asian="12pt" style:font-name-complex="Courier New" style:font-size-complex="12pt"/>
    </style:style>
    <style:style style:name="P10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7f2dc" style:font-size-asian="12pt" style:font-name-complex="Courier New" style:font-size-complex="12pt"/>
    </style:style>
    <style:style style:name="P10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56b06c2" style:font-size-asian="12pt" style:font-name-complex="Courier New" style:font-size-complex="12pt"/>
    </style:style>
    <style:style style:name="P10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5b2833" officeooo:paragraph-rsid="0513276a" style:font-size-asian="12pt" style:font-name-complex="Courier New" style:font-size-complex="12pt"/>
    </style:style>
    <style:style style:name="P10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32479d" officeooo:paragraph-rsid="056b9db5" style:font-size-asian="12pt" style:font-name-complex="Courier New" style:font-size-complex="12pt"/>
    </style:style>
    <style:style style:name="P10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8a1af3" officeooo:paragraph-rsid="056b9db5" style:font-size-asian="12pt" style:font-name-complex="Courier New" style:font-size-complex="12pt"/>
    </style:style>
    <style:style style:name="P11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4b2fd5c" officeooo:paragraph-rsid="05724e30" style:font-size-asian="12pt" style:font-name-complex="Courier New" style:font-size-complex="12pt"/>
    </style:style>
    <style:style style:name="P111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45714b" style:font-name-complex="Courier New" style:font-size-complex="12pt"/>
    </style:style>
    <style:style style:name="P112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6b9db5" style:font-name-complex="Courier New" style:font-size-complex="12pt"/>
    </style:style>
    <style:style style:name="P113" style:family="paragraph" style:parent-style-name="Standard">
      <style:paragraph-properties fo:margin-left="0in" fo:margin-right="0in" fo:text-indent="2in" style:auto-text-indent="false"/>
      <style:text-properties style:font-name="Courier New" officeooo:paragraph-rsid="056cecf0" style:font-name-complex="Courier New" style:font-size-complex="12pt"/>
    </style:style>
    <style:style style:name="P114" style:family="paragraph" style:parent-style-name="Standard">
      <style:paragraph-properties fo:margin-left="0in" fo:margin-right="0in" fo:text-indent="2in" style:auto-text-indent="false"/>
      <style:text-properties officeooo:rsid="05294a36" officeooo:paragraph-rsid="055677f3"/>
    </style:style>
    <style:style style:name="P115" style:family="paragraph" style:parent-style-name="Standard">
      <style:paragraph-properties fo:margin-left="0in" fo:margin-right="0in" fo:text-indent="2in" style:auto-text-indent="false"/>
      <style:text-properties officeooo:paragraph-rsid="0545714b"/>
    </style:style>
    <style:style style:name="P116" style:family="paragraph" style:parent-style-name="Standard">
      <style:paragraph-properties fo:margin-left="0in" fo:margin-right="0in" fo:text-indent="2in" style:auto-text-indent="false"/>
      <style:text-properties officeooo:paragraph-rsid="0565b8c0"/>
    </style:style>
    <style:style style:name="P11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1ba15f" style:font-size-asian="12pt" style:font-name-complex="Courier New" style:font-size-complex="12pt"/>
    </style:style>
    <style:style style:name="P118" style:family="paragraph" style:parent-style-name="Standard">
      <style:paragraph-properties fo:margin-top="0in" fo:margin-bottom="0.1665in" loext:contextual-spacing="false"/>
      <style:text-properties style:font-name="Courier New" fo:font-size="12pt" officeooo:rsid="053d90be" officeooo:paragraph-rsid="053d90be" style:font-size-asian="12pt" style:font-name-complex="Courier New" style:font-size-complex="12pt"/>
    </style:style>
    <style:style style:name="P119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447529" style:font-size-asian="12pt" style:font-name-complex="Courier New" style:font-size-complex="12pt"/>
    </style:style>
    <style:style style:name="P120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45714b" style:font-size-asian="12pt" style:font-name-complex="Courier New" style:font-size-complex="12pt"/>
    </style:style>
    <style:style style:name="P121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1a69c" style:font-size-asian="12pt" style:font-name-complex="Courier New" style:font-size-complex="12pt"/>
    </style:style>
    <style:style style:name="P122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65860" style:font-size-asian="12pt" style:font-name-complex="Courier New" style:font-size-complex="12pt"/>
    </style:style>
    <style:style style:name="P12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904ce" style:font-size-asian="12pt" style:font-name-complex="Courier New" style:font-size-complex="12pt"/>
    </style:style>
    <style:style style:name="P124" style:family="paragraph" style:parent-style-name="Standard">
      <style:paragraph-properties fo:margin-top="0in" fo:margin-bottom="0.1665in" loext:contextual-spacing="false"/>
      <style:text-properties style:font-name="Courier New" fo:font-size="12pt" officeooo:rsid="0472e783" officeooo:paragraph-rsid="0499fc30" style:font-size-asian="12pt" style:font-name-complex="Courier New" style:font-size-complex="12pt"/>
    </style:style>
    <style:style style:name="P125" style:family="paragraph" style:parent-style-name="Standard">
      <style:paragraph-properties fo:margin-top="0in" fo:margin-bottom="0.1665in" loext:contextual-spacing="false"/>
      <style:text-properties style:font-name="Courier New" fo:font-size="12pt" officeooo:rsid="0472e783" officeooo:paragraph-rsid="056ad98c" style:font-size-asian="12pt" style:font-name-complex="Courier New" style:font-size-complex="12pt"/>
    </style:style>
    <style:style style:name="P126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b9db5" style:font-size-asian="12pt" style:font-name-complex="Courier New" style:font-size-complex="12pt"/>
    </style:style>
    <style:style style:name="P12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56cecf0" style:font-size-asian="12pt" style:font-name-complex="Courier New" style:font-size-complex="12pt"/>
    </style:style>
    <style:style style:name="P128" style:family="paragraph" style:parent-style-name="Standard">
      <style:paragraph-properties fo:margin-top="0in" fo:margin-bottom="0.1665in" loext:contextual-spacing="false"/>
      <style:text-properties style:font-name="Courier New" officeooo:paragraph-rsid="050b4637" style:font-name-complex="Courier New" style:font-size-complex="12pt"/>
    </style:style>
    <style:style style:name="P129" style:family="paragraph" style:parent-style-name="Standard">
      <style:paragraph-properties fo:margin-top="0in" fo:margin-bottom="0.1665in" loext:contextual-spacing="false"/>
      <style:text-properties style:font-name="Courier New" officeooo:paragraph-rsid="056b9db5" style:font-name-complex="Courier New" style:font-size-complex="12pt"/>
    </style:style>
    <style:style style:name="P130" style:family="paragraph" style:parent-style-name="Standard">
      <style:paragraph-properties fo:margin-top="0in" fo:margin-bottom="0.1665in" loext:contextual-spacing="false"/>
      <style:text-properties style:font-name="Courier New" officeooo:paragraph-rsid="056c1ba7" style:font-name-complex="Courier New" style:font-size-complex="12pt"/>
    </style:style>
    <style:style style:name="P131" style:family="paragraph" style:parent-style-name="Standard">
      <style:paragraph-properties fo:margin-top="0in" fo:margin-bottom="0.1665in" loext:contextual-spacing="false"/>
      <style:text-properties style:font-name="Courier New" officeooo:paragraph-rsid="05758e80" style:font-name-complex="Courier New" style:font-size-complex="12pt"/>
    </style:style>
    <style:style style:name="P132" style:family="paragraph" style:parent-style-name="Standard">
      <style:paragraph-properties fo:margin-top="0in" fo:margin-bottom="0.1665in" loext:contextual-spacing="false"/>
      <style:text-properties officeooo:rsid="053d9e71" officeooo:paragraph-rsid="0545714b"/>
    </style:style>
    <style:style style:name="P133" style:family="paragraph" style:parent-style-name="Standard">
      <style:paragraph-properties fo:margin-top="0in" fo:margin-bottom="0.1665in" loext:contextual-spacing="false"/>
      <style:text-properties officeooo:paragraph-rsid="053ee40d"/>
    </style:style>
    <style:style style:name="P134" style:family="paragraph" style:parent-style-name="Standard">
      <style:paragraph-properties fo:margin-top="0in" fo:margin-bottom="0.1665in" loext:contextual-spacing="false"/>
      <style:text-properties officeooo:rsid="053ee40d" officeooo:paragraph-rsid="053ee40d"/>
    </style:style>
    <style:style style:name="P135" style:family="paragraph" style:parent-style-name="Standard">
      <style:paragraph-properties fo:margin-top="0in" fo:margin-bottom="0.1665in" loext:contextual-spacing="false"/>
      <style:text-properties officeooo:rsid="053ee40d" officeooo:paragraph-rsid="055fa78d"/>
    </style:style>
    <style:style style:name="P136" style:family="paragraph" style:parent-style-name="Standard">
      <style:paragraph-properties fo:margin-top="0in" fo:margin-bottom="0.1665in" loext:contextual-spacing="false"/>
      <style:text-properties officeooo:paragraph-rsid="05446d02"/>
    </style:style>
    <style:style style:name="P137" style:family="paragraph" style:parent-style-name="Standard">
      <style:paragraph-properties fo:margin-top="0in" fo:margin-bottom="0.1665in" loext:contextual-spacing="false"/>
      <style:text-properties officeooo:paragraph-rsid="05447529"/>
    </style:style>
    <style:style style:name="P138" style:family="paragraph" style:parent-style-name="Standard">
      <style:paragraph-properties fo:margin-top="0in" fo:margin-bottom="0.1665in" loext:contextual-spacing="false"/>
      <style:text-properties officeooo:paragraph-rsid="0545714b"/>
    </style:style>
    <style:style style:name="P139" style:family="paragraph" style:parent-style-name="Standard">
      <style:paragraph-properties fo:margin-top="0in" fo:margin-bottom="0.1665in" loext:contextual-spacing="false"/>
      <style:text-properties officeooo:paragraph-rsid="0551641a"/>
    </style:style>
    <style:style style:name="P140" style:family="paragraph" style:parent-style-name="Standard">
      <style:paragraph-properties fo:margin-top="0in" fo:margin-bottom="0.1665in" loext:contextual-spacing="false"/>
      <style:text-properties officeooo:paragraph-rsid="0552f0b4"/>
    </style:style>
    <style:style style:name="P141" style:family="paragraph" style:parent-style-name="Standard">
      <style:paragraph-properties fo:margin-top="0in" fo:margin-bottom="0.1665in" loext:contextual-spacing="false"/>
      <style:text-properties officeooo:paragraph-rsid="0554c23e"/>
    </style:style>
    <style:style style:name="P142" style:family="paragraph" style:parent-style-name="Standard">
      <style:paragraph-properties fo:margin-top="0in" fo:margin-bottom="0.1665in" loext:contextual-spacing="false"/>
      <style:text-properties officeooo:paragraph-rsid="055677f3"/>
    </style:style>
    <style:style style:name="P143" style:family="paragraph" style:parent-style-name="Standard">
      <style:paragraph-properties fo:margin-top="0in" fo:margin-bottom="0.1665in" loext:contextual-spacing="false"/>
      <style:text-properties officeooo:paragraph-rsid="055e091c"/>
    </style:style>
    <style:style style:name="P144" style:family="paragraph" style:parent-style-name="Standard">
      <style:paragraph-properties fo:margin-top="0in" fo:margin-bottom="0.1665in" loext:contextual-spacing="false"/>
      <style:text-properties officeooo:paragraph-rsid="0563345b"/>
    </style:style>
    <style:style style:name="P145" style:family="paragraph" style:parent-style-name="Standard">
      <style:paragraph-properties fo:margin-top="0in" fo:margin-bottom="0.1665in" loext:contextual-spacing="false"/>
      <style:text-properties officeooo:rsid="05651aea" officeooo:paragraph-rsid="05651aea"/>
    </style:style>
    <style:style style:name="P146" style:family="paragraph" style:parent-style-name="Standard">
      <style:paragraph-properties fo:margin-top="0in" fo:margin-bottom="0.1665in" loext:contextual-spacing="false"/>
      <style:text-properties officeooo:paragraph-rsid="056ad98c"/>
    </style:style>
    <style:style style:name="P147" style:family="paragraph" style:parent-style-name="Standard">
      <style:paragraph-properties fo:margin-top="0in" fo:margin-bottom="0.1665in" loext:contextual-spacing="false"/>
      <style:text-properties officeooo:paragraph-rsid="056b06c2"/>
    </style:style>
    <style:style style:name="P148" style:family="paragraph" style:parent-style-name="Standard">
      <style:paragraph-properties fo:margin-top="0in" fo:margin-bottom="0.1665in" loext:contextual-spacing="false"/>
      <style:text-properties officeooo:rsid="05137540" officeooo:paragraph-rsid="056c1ba7"/>
    </style:style>
    <style:style style:name="P14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3ee40d" style:font-size-asian="12pt" style:font-name-complex="Courier New" style:font-size-complex="12pt"/>
    </style:style>
    <style:style style:name="P15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51ba15f" style:font-size-asian="12pt" style:font-name-complex="Courier New" style:font-size-complex="12pt"/>
    </style:style>
    <style:style style:name="P15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4bbdfcc" officeooo:paragraph-rsid="053ee40d" style:font-size-asian="12pt" style:font-name-complex="Courier New" style:font-size-complex="12pt"/>
    </style:style>
    <style:style style:name="P15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63345b" officeooo:paragraph-rsid="0563345b" style:font-size-asian="12pt" style:font-name-complex="Courier New" style:font-size-complex="12pt"/>
    </style:style>
    <style:style style:name="P15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51c92a7" officeooo:paragraph-rsid="0567f2dc" style:font-size-asian="12pt" style:font-name-complex="Courier New" style:font-size-complex="12pt"/>
    </style:style>
    <style:style style:name="P154" style:family="paragraph" style:parent-style-name="Standard">
      <style:paragraph-properties fo:margin-top="0.1665in" fo:margin-bottom="0in" loext:contextual-spacing="false"/>
      <style:text-properties officeooo:rsid="056cecf0" officeooo:paragraph-rsid="056cecf0"/>
    </style:style>
    <style:style style:name="P155" style:family="paragraph" style:parent-style-name="Heading_20_2">
      <style:text-properties style:font-name="Courier New" fo:font-size="12pt" officeooo:rsid="04f11329" officeooo:paragraph-rsid="046a2321" style:font-size-asian="12pt" style:font-name-complex="Courier New" style:font-size-complex="12pt"/>
    </style:style>
    <style:style style:name="P156" style:family="paragraph" style:parent-style-name="Heading_20_2">
      <style:text-properties officeooo:paragraph-rsid="051ba15f"/>
    </style:style>
    <style:style style:name="P157" style:family="paragraph" style:parent-style-name="Heading_20_2">
      <style:text-properties officeooo:rsid="046c0c1c" officeooo:paragraph-rsid="05278d66" style:font-size-complex="12pt"/>
    </style:style>
    <style:style style:name="P158" style:family="paragraph" style:parent-style-name="Heading_20_2">
      <style:paragraph-properties fo:margin-top="0.1665in" fo:margin-bottom="0in" loext:contextual-spacing="false"/>
      <style:text-properties style:font-name="Courier New" fo:font-size="12pt" officeooo:rsid="003b5934" officeooo:paragraph-rsid="05278d66" style:font-size-asian="12pt" style:font-name-complex="Courier New" style:font-size-complex="12pt"/>
    </style:style>
    <style:style style:name="P159" style:family="paragraph" style:parent-style-name="Heading_20_3">
      <style:paragraph-properties fo:margin-top="0.1665in" fo:margin-bottom="0in" loext:contextual-spacing="false"/>
      <style:text-properties style:font-name="Courier New" officeooo:paragraph-rsid="048d5eeb" style:font-name-complex="Courier New" style:font-size-complex="12pt"/>
    </style:style>
    <style:style style:name="P160" style:family="paragraph" style:parent-style-name="Heading_20_3">
      <style:paragraph-properties fo:margin-top="0.1665in" fo:margin-bottom="0in" loext:contextual-spacing="false"/>
      <style:text-properties style:font-name="Courier New" officeooo:paragraph-rsid="048b7f65" style:font-name-complex="Courier New" style:font-size-complex="12pt"/>
    </style:style>
    <style:style style:name="P161" style:family="paragraph" style:parent-style-name="Heading_20_3">
      <style:paragraph-properties fo:margin-top="0.1665in" fo:margin-bottom="0in" loext:contextual-spacing="false"/>
      <style:text-properties style:font-name="Courier New" officeooo:paragraph-rsid="0534a205" style:font-name-complex="Courier New" style:font-size-complex="12pt"/>
    </style:style>
    <style:style style:name="P162" style:family="paragraph" style:parent-style-name="Heading_20_3">
      <style:paragraph-properties fo:margin-top="0.1665in" fo:margin-bottom="0in" loext:contextual-spacing="false"/>
      <style:text-properties style:font-name="Courier New" officeooo:paragraph-rsid="050f33e6" style:font-name-complex="Courier New" style:font-size-complex="12pt"/>
    </style:style>
    <style:style style:name="P163" style:family="paragraph" style:parent-style-name="Heading_20_3">
      <style:paragraph-properties fo:margin-top="0.1665in" fo:margin-bottom="0in" loext:contextual-spacing="false"/>
      <style:text-properties style:font-name="Courier New" officeooo:paragraph-rsid="04922ec6" style:font-name-complex="Courier New" style:font-size-complex="12pt"/>
    </style:style>
    <style:style style:name="P16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08a216" style:font-name-complex="Courier New" style:font-size-complex="12pt"/>
    </style:style>
    <style:style style:name="P165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6f17b" style:font-name-complex="Courier New" style:font-size-complex="12pt"/>
    </style:style>
    <style:style style:name="P166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6122e" style:font-name-complex="Courier New" style:font-size-complex="12pt"/>
    </style:style>
    <style:style style:name="P167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9fc30" style:font-name-complex="Courier New" style:font-size-complex="12pt"/>
    </style:style>
    <style:style style:name="P168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be86f" style:font-name-complex="Courier New" style:font-size-complex="12pt"/>
    </style:style>
    <style:style style:name="P169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9d402d" style:font-name-complex="Courier New" style:font-size-complex="12pt"/>
    </style:style>
    <style:style style:name="P170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263a6" style:font-name-complex="Courier New" style:font-size-complex="12pt"/>
    </style:style>
    <style:style style:name="P171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1c92a7" style:font-name-complex="Courier New" style:font-size-complex="12pt"/>
    </style:style>
    <style:style style:name="P172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bfa38" style:font-name-complex="Courier New" style:font-size-complex="12pt"/>
    </style:style>
    <style:style style:name="P173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afe9eb" style:font-name-complex="Courier New" style:font-size-complex="12pt"/>
    </style:style>
    <style:style style:name="P17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16df2" style:font-name-complex="Courier New" style:font-size-complex="12pt"/>
    </style:style>
    <style:style style:name="P175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4b2fd5c" style:font-name-complex="Courier New" style:font-size-complex="12pt"/>
    </style:style>
    <style:style style:name="P176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212cb5" style:font-name-complex="Courier New" style:font-size-complex="12pt"/>
    </style:style>
    <style:style style:name="P177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45714b" style:font-name-complex="Courier New" style:font-size-complex="12pt"/>
    </style:style>
    <style:style style:name="P178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1a69c" style:font-name-complex="Courier New" style:font-size-complex="12pt"/>
    </style:style>
    <style:style style:name="P179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51aea" style:font-name-complex="Courier New" style:font-size-complex="12pt"/>
    </style:style>
    <style:style style:name="P180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55d45" style:font-name-complex="Courier New" style:font-size-complex="12pt"/>
    </style:style>
    <style:style style:name="P181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7f2dc" style:font-name-complex="Courier New" style:font-size-complex="12pt"/>
    </style:style>
    <style:style style:name="P182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ad98c" style:font-name-complex="Courier New" style:font-size-complex="12pt"/>
    </style:style>
    <style:style style:name="P183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6b06c2" style:font-name-complex="Courier New" style:font-size-complex="12pt"/>
    </style:style>
    <style:style style:name="P184" style:family="paragraph" style:parent-style-name="Heading_20_3">
      <style:paragraph-properties fo:margin-top="0.1665in" fo:margin-bottom="0in" loext:contextual-spacing="false"/>
      <style:text-properties style:font-name="Courier New" officeooo:rsid="051178c5" officeooo:paragraph-rsid="05758e80" style:font-name-complex="Courier New" style:font-size-complex="12pt"/>
    </style:style>
    <style:style style:name="P185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8a216" style:font-name-complex="Courier New" style:font-size-complex="12pt"/>
    </style:style>
    <style:style style:name="P186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4a6c366" style:font-name-complex="Courier New" style:font-size-complex="12pt"/>
    </style:style>
    <style:style style:name="P187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b4637" style:font-name-complex="Courier New" style:font-size-complex="12pt"/>
    </style:style>
    <style:style style:name="P188" style:family="paragraph" style:parent-style-name="Heading_20_3">
      <style:paragraph-properties fo:margin-top="0.1665in" fo:margin-bottom="0in" loext:contextual-spacing="false"/>
      <style:text-properties style:font-name="Courier New" officeooo:rsid="0508a216" officeooo:paragraph-rsid="050b95c8" style:font-name-complex="Courier New" style:font-size-complex="12pt"/>
    </style:style>
    <style:style style:name="P189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a8f032" style:font-name-complex="Courier New" style:font-size-complex="12pt"/>
    </style:style>
    <style:style style:name="P190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9468aa" style:font-name-complex="Courier New" style:font-size-complex="12pt"/>
    </style:style>
    <style:style style:name="P191" style:family="paragraph" style:parent-style-name="Heading_20_3">
      <style:paragraph-properties fo:margin-top="0.1665in" fo:margin-bottom="0in" loext:contextual-spacing="false"/>
      <style:text-properties style:font-name="Courier New" officeooo:rsid="050f33e6" officeooo:paragraph-rsid="04b2e1a1" style:font-name-complex="Courier New" style:font-size-complex="12pt"/>
    </style:style>
    <style:style style:name="P192" style:family="paragraph" style:parent-style-name="Heading_20_3">
      <style:paragraph-properties fo:margin-top="0.1665in" fo:margin-bottom="0in" loext:contextual-spacing="false"/>
      <style:text-properties style:font-name="Courier New" officeooo:rsid="050b4637" officeooo:paragraph-rsid="050b4637" style:font-name-complex="Courier New" style:font-size-complex="12pt"/>
    </style:style>
    <style:style style:name="P193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263a6" style:font-name-complex="Courier New" style:font-size-complex="12pt"/>
    </style:style>
    <style:style style:name="P194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bfa38" style:font-name-complex="Courier New" style:font-size-complex="12pt"/>
    </style:style>
    <style:style style:name="P195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afe9eb" style:font-name-complex="Courier New" style:font-size-complex="12pt"/>
    </style:style>
    <style:style style:name="P196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e1a1" style:font-name-complex="Courier New" style:font-size-complex="12pt"/>
    </style:style>
    <style:style style:name="P197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212cb5" style:font-name-complex="Courier New" style:font-size-complex="12pt"/>
    </style:style>
    <style:style style:name="P198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4b2fd5c" style:font-name-complex="Courier New" style:font-size-complex="12pt"/>
    </style:style>
    <style:style style:name="P199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67f2dc" style:font-name-complex="Courier New" style:font-size-complex="12pt"/>
    </style:style>
    <style:style style:name="P200" style:family="paragraph" style:parent-style-name="Heading_20_3">
      <style:paragraph-properties fo:margin-top="0.1665in" fo:margin-bottom="0in" loext:contextual-spacing="false"/>
      <style:text-properties style:font-name="Courier New" officeooo:rsid="05137540" officeooo:paragraph-rsid="056cecf0" style:font-name-complex="Courier New" style:font-size-complex="12pt"/>
    </style:style>
    <style:style style:name="P201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11e990" style:font-name-complex="Courier New" style:font-size-complex="12pt"/>
    </style:style>
    <style:style style:name="P202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4b34a38" style:font-name-complex="Courier New" style:font-size-complex="12pt"/>
    </style:style>
    <style:style style:name="P203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6b9db5" style:font-name-complex="Courier New" style:font-size-complex="12pt"/>
    </style:style>
    <style:style style:name="P204" style:family="paragraph" style:parent-style-name="Heading_20_3">
      <style:paragraph-properties fo:margin-top="0.1665in" fo:margin-bottom="0in" loext:contextual-spacing="false"/>
      <style:text-properties style:font-name="Courier New" officeooo:rsid="0511e990" officeooo:paragraph-rsid="05724e30" style:font-name-complex="Courier New" style:font-size-complex="12pt"/>
    </style:style>
    <style:style style:name="P205" style:family="paragraph" style:parent-style-name="Heading_20_3">
      <style:paragraph-properties fo:margin-top="0.1665in" fo:margin-bottom="0in" loext:contextual-spacing="false"/>
      <style:text-properties style:font-name="Courier New" officeooo:rsid="0510b468" officeooo:paragraph-rsid="04b16df2" style:font-name-complex="Courier New" style:font-size-complex="12pt"/>
    </style:style>
    <style:style style:name="P206" style:family="paragraph" style:parent-style-name="Heading_20_3">
      <style:paragraph-properties fo:margin-top="0.1665in" fo:margin-bottom="0in" loext:contextual-spacing="false"/>
      <style:text-properties style:font-name="Courier New" officeooo:paragraph-rsid="04b2fd5c" style:font-name-complex="Courier New" style:font-size-complex="12pt"/>
    </style:style>
    <style:style style:name="P207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13276a" style:font-name-complex="Courier New" style:font-size-complex="12pt"/>
    </style:style>
    <style:style style:name="P208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6b9db5" style:font-name-complex="Courier New" style:font-size-complex="12pt"/>
    </style:style>
    <style:style style:name="P209" style:family="paragraph" style:parent-style-name="Heading_20_3">
      <style:paragraph-properties fo:margin-top="0.1665in" fo:margin-bottom="0in" loext:contextual-spacing="false"/>
      <style:text-properties style:font-name="Courier New" officeooo:rsid="0513276a" officeooo:paragraph-rsid="0571d4a4" style:font-name-complex="Courier New" style:font-size-complex="12pt"/>
    </style:style>
    <style:style style:name="P210" style:family="paragraph" style:parent-style-name="Heading_20_3">
      <style:paragraph-properties fo:margin-top="0.1665in" fo:margin-bottom="0in" loext:contextual-spacing="false"/>
      <style:text-properties style:font-name="Courier New" officeooo:rsid="0510a19a" officeooo:paragraph-rsid="04b34a38" style:font-name-complex="Courier New" style:font-size-complex="12pt"/>
    </style:style>
    <style:style style:name="P211" style:family="paragraph" style:parent-style-name="Heading_20_3">
      <style:paragraph-properties fo:margin-top="0.1665in" fo:margin-bottom="0in" loext:contextual-spacing="false"/>
      <style:text-properties style:font-name="Courier New" officeooo:rsid="0510a19a" officeooo:paragraph-rsid="04b49a52" style:font-name-complex="Courier New" style:font-size-complex="12pt"/>
    </style:style>
    <style:style style:name="P212" style:family="paragraph" style:parent-style-name="Heading_20_3">
      <style:paragraph-properties fo:margin-top="0.1665in" fo:margin-bottom="0in" loext:contextual-spacing="false"/>
      <style:text-properties style:font-name="Courier New" officeooo:paragraph-rsid="04b57a73" style:font-name-complex="Courier New" style:font-size-complex="12pt"/>
    </style:style>
    <style:style style:name="P213" style:family="paragraph" style:parent-style-name="Heading_20_3">
      <style:paragraph-properties fo:margin-top="0.1665in" fo:margin-bottom="0in" loext:contextual-spacing="false"/>
      <style:text-properties style:font-name="Courier New" officeooo:paragraph-rsid="05278d66" style:font-name-complex="Courier New" style:font-size-complex="12pt"/>
    </style:style>
    <style:style style:name="P214" style:family="paragraph" style:parent-style-name="Heading_20_3">
      <style:paragraph-properties fo:margin-top="0.1665in" fo:margin-bottom="0in" loext:contextual-spacing="false"/>
      <style:text-properties style:font-name="Courier New" officeooo:rsid="050233cc" officeooo:paragraph-rsid="053ee40d" style:font-name-complex="Courier New" style:font-size-complex="12pt"/>
    </style:style>
    <style:style style:name="P215" style:family="paragraph" style:parent-style-name="Heading_20_3">
      <style:paragraph-properties fo:margin-top="0.1665in" fo:margin-bottom="0in" loext:contextual-spacing="false"/>
      <style:text-properties style:font-name="Courier New" officeooo:paragraph-rsid="0545714b" style:font-name-complex="Courier New" style:font-size-complex="12pt"/>
    </style:style>
    <style:style style:name="P216" style:family="paragraph" style:parent-style-name="Heading_20_3">
      <style:paragraph-properties fo:margin-top="0.1665in" fo:margin-bottom="0in" loext:contextual-spacing="false"/>
      <style:text-properties style:font-name="Courier New" fo:font-size="12pt" officeooo:rsid="051178c5" officeooo:paragraph-rsid="05446d02" style:font-size-asian="12pt" style:font-name-complex="Courier New" style:font-size-complex="12pt"/>
    </style:style>
    <style:style style:name="P217" style:family="paragraph" style:parent-style-name="Heading_20_3">
      <style:paragraph-properties fo:margin-top="0.1665in" fo:margin-bottom="0in" loext:contextual-spacing="false"/>
      <style:text-properties officeooo:paragraph-rsid="05278d66"/>
    </style:style>
    <style:style style:name="P218" style:family="paragraph" style:parent-style-name="Heading_20_3">
      <style:paragraph-properties fo:margin-top="0.1665in" fo:margin-bottom="0in" loext:contextual-spacing="false"/>
      <style:text-properties officeooo:paragraph-rsid="0545714b"/>
    </style:style>
    <style:style style:name="P219" style:family="paragraph" style:parent-style-name="Heading_20_3">
      <style:paragraph-properties fo:margin-top="0.1665in" fo:margin-bottom="0in" loext:contextual-spacing="false"/>
      <style:text-properties officeooo:paragraph-rsid="055677f3"/>
    </style:style>
    <style:style style:name="P220" style:family="paragraph" style:parent-style-name="Heading_20_3">
      <style:paragraph-properties fo:margin-top="0.1665in" fo:margin-bottom="0in" loext:contextual-spacing="false"/>
      <style:text-properties officeooo:paragraph-rsid="055e091c"/>
    </style:style>
    <style:style style:name="P221" style:family="paragraph" style:parent-style-name="Heading_20_3">
      <style:paragraph-properties fo:margin-top="0.1665in" fo:margin-bottom="0in" loext:contextual-spacing="false"/>
      <style:text-properties officeooo:paragraph-rsid="05446d02"/>
    </style:style>
    <style:style style:name="P222" style:family="paragraph" style:parent-style-name="Heading_20_3">
      <style:paragraph-properties fo:margin-top="0.1665in" fo:margin-bottom="0in" loext:contextual-spacing="false"/>
      <style:text-properties officeooo:paragraph-rsid="04afe9eb"/>
    </style:style>
    <style:style style:name="P223" style:family="paragraph" style:parent-style-name="Heading_20_3">
      <style:paragraph-properties fo:margin-top="0.1665in" fo:margin-bottom="0in" loext:contextual-spacing="false"/>
      <style:text-properties officeooo:paragraph-rsid="056cecf0"/>
    </style:style>
    <style:style style:name="P224" style:family="paragraph" style:parent-style-name="Heading_20_3">
      <style:paragraph-properties fo:margin-top="0.1665in" fo:margin-bottom="0in" loext:contextual-spacing="false"/>
      <style:text-properties officeooo:rsid="056cecf0" officeooo:paragraph-rsid="056cecf0"/>
    </style:style>
    <style:style style:name="P225" style:family="paragraph" style:parent-style-name="Heading_20_3">
      <style:paragraph-properties fo:margin-top="0.1665in" fo:margin-bottom="0in" loext:contextual-spacing="false"/>
      <style:text-properties officeooo:rsid="056e7145" officeooo:paragraph-rsid="056e7145"/>
    </style:style>
    <style:style style:name="T1" style:family="text">
      <style:text-properties officeooo:rsid="045e5f7f" style:font-size-complex="12pt"/>
    </style:style>
    <style:style style:name="T2" style:family="text">
      <style:text-properties officeooo:rsid="051ba15f" style:font-size-complex="12pt"/>
    </style:style>
    <style:style style:name="T3" style:family="text">
      <style:text-properties style:font-name="Courier New" style:font-name-complex="Courier New" style:font-size-complex="12pt"/>
    </style:style>
    <style:style style:name="T4" style:family="text">
      <style:text-properties style:font-name="Courier New" officeooo:rsid="0508a216" style:font-name-complex="Courier New" style:font-size-complex="12pt"/>
    </style:style>
    <style:style style:name="T5" style:family="text">
      <style:text-properties style:font-name="Courier New" officeooo:rsid="051178c5" style:font-name-complex="Courier New" style:font-size-complex="12pt"/>
    </style:style>
    <style:style style:name="T6" style:family="text">
      <style:text-properties style:font-name="Courier New" officeooo:rsid="0545714b" style:font-name-complex="Courier New" style:font-size-complex="12pt"/>
    </style:style>
    <style:style style:name="T7" style:family="text">
      <style:text-properties style:font-name="Courier New" officeooo:rsid="0551641a" style:font-name-complex="Courier New" style:font-size-complex="12pt"/>
    </style:style>
    <style:style style:name="T8" style:family="text">
      <style:text-properties style:font-name="Courier New" officeooo:rsid="0552f0b4" style:font-name-complex="Courier New" style:font-size-complex="12pt"/>
    </style:style>
    <style:style style:name="T9" style:family="text">
      <style:text-properties style:font-name="Courier New" officeooo:rsid="055677f3" style:font-name-complex="Courier New" style:font-size-complex="12pt"/>
    </style:style>
    <style:style style:name="T10" style:family="text">
      <style:text-properties style:font-name="Courier New" officeooo:rsid="055e091c" style:font-name-complex="Courier New" style:font-size-complex="12pt"/>
    </style:style>
    <style:style style:name="T11" style:family="text">
      <style:text-properties style:font-name="Courier New" officeooo:rsid="05651aea" style:font-name-complex="Courier New" style:font-size-complex="12pt"/>
    </style:style>
    <style:style style:name="T12" style:family="text">
      <style:text-properties style:font-name="Courier New" officeooo:rsid="054292a8" style:font-name-complex="Courier New" style:font-size-complex="12pt"/>
    </style:style>
    <style:style style:name="T13" style:family="text">
      <style:text-properties style:font-name="Courier New" officeooo:rsid="05655d45" style:font-name-complex="Courier New" style:font-size-complex="12pt"/>
    </style:style>
    <style:style style:name="T14" style:family="text">
      <style:text-properties style:font-name="Courier New" officeooo:rsid="0567f2dc" style:font-name-complex="Courier New" style:font-size-complex="12pt"/>
    </style:style>
    <style:style style:name="T15" style:family="text">
      <style:text-properties style:font-name="Courier New" officeooo:rsid="056cecf0" style:font-name-complex="Courier New" style:font-size-complex="12pt"/>
    </style:style>
    <style:style style:name="T16" style:family="text">
      <style:text-properties style:font-name="Courier New" officeooo:rsid="0511e990" style:font-name-complex="Courier New" style:font-size-complex="12pt"/>
    </style:style>
    <style:style style:name="T17" style:family="text">
      <style:text-properties style:font-name="Courier New" officeooo:rsid="0570453c" style:font-name-complex="Courier New" style:font-size-complex="12pt"/>
    </style:style>
    <style:style style:name="T18" style:family="text">
      <style:text-properties style:font-name="Courier New" officeooo:rsid="0573b60a" style:font-name-complex="Courier New" style:font-size-complex="12pt"/>
    </style:style>
    <style:style style:name="T19" style:family="text">
      <style:text-properties style:font-name="Courier New" officeooo:rsid="05758e80" style:font-name-complex="Courier New" style:font-size-complex="12pt"/>
    </style:style>
    <style:style style:name="T20" style:family="text">
      <style:text-properties style:font-name="Courier New" fo:font-size="12pt" style:font-size-asian="12pt" style:font-name-complex="Courier New" style:font-size-complex="12pt"/>
    </style:style>
    <style:style style:name="T21" style:family="text">
      <style:text-properties style:font-name="Courier New" fo:font-size="12pt" officeooo:rsid="0031a1b0" style:font-size-asian="12pt" style:font-name-complex="Courier New" style:font-size-complex="12pt"/>
    </style:style>
    <style:style style:name="T22" style:family="text">
      <style:text-properties style:font-name="Courier New" fo:font-size="12pt" officeooo:rsid="0032479d" style:font-size-asian="12pt" style:font-name-complex="Courier New" style:font-size-complex="12pt"/>
    </style:style>
    <style:style style:name="T23" style:family="text">
      <style:text-properties style:font-name="Courier New" fo:font-size="12pt" officeooo:rsid="00aa76a7" style:font-size-asian="12pt" style:font-name-complex="Courier New" style:font-size-complex="12pt"/>
    </style:style>
    <style:style style:name="T24" style:family="text">
      <style:text-properties style:font-name="Courier New" fo:font-size="12pt" officeooo:rsid="0177bebf" style:font-size-asian="12pt" style:font-name-complex="Courier New" style:font-size-complex="12pt"/>
    </style:style>
    <style:style style:name="T25" style:family="text">
      <style:text-properties style:font-name="Courier New" fo:font-size="12pt" officeooo:rsid="0285cd1f" style:font-size-asian="12pt" style:font-name-complex="Courier New" style:font-size-complex="12pt"/>
    </style:style>
    <style:style style:name="T26" style:family="text">
      <style:text-properties style:font-name="Courier New" fo:font-size="12pt" officeooo:rsid="02878cb7" style:font-size-asian="12pt" style:font-name-complex="Courier New" style:font-size-complex="12pt"/>
    </style:style>
    <style:style style:name="T27" style:family="text">
      <style:text-properties style:font-name="Courier New" fo:font-size="12pt" officeooo:rsid="038aa080" style:font-size-asian="12pt" style:font-name-complex="Courier New" style:font-size-complex="12pt"/>
    </style:style>
    <style:style style:name="T28" style:family="text">
      <style:text-properties style:font-name="Courier New" fo:font-size="12pt" officeooo:rsid="042f1b7d" style:font-size-asian="12pt" style:font-name-complex="Courier New" style:font-size-complex="12pt"/>
    </style:style>
    <style:style style:name="T29" style:family="text">
      <style:text-properties style:font-name="Courier New" fo:font-size="12pt" officeooo:rsid="04559375" style:font-size-asian="12pt" style:font-name-complex="Courier New" style:font-size-complex="12pt"/>
    </style:style>
    <style:style style:name="T30" style:family="text">
      <style:text-properties style:font-name="Courier New" fo:font-size="12pt" officeooo:rsid="0462b7cf" style:font-size-asian="12pt" style:font-name-complex="Courier New" style:font-size-complex="12pt"/>
    </style:style>
    <style:style style:name="T31" style:family="text">
      <style:text-properties style:font-name="Courier New" fo:font-size="12pt" officeooo:rsid="047284b7" style:font-size-asian="12pt" style:font-name-complex="Courier New" style:font-size-complex="12pt"/>
    </style:style>
    <style:style style:name="T32" style:family="text">
      <style:text-properties style:font-name="Courier New" fo:font-size="12pt" officeooo:rsid="0472e783" style:font-size-asian="12pt" style:font-name-complex="Courier New" style:font-size-complex="12pt"/>
    </style:style>
    <style:style style:name="T33" style:family="text">
      <style:text-properties style:font-name="Courier New" fo:font-size="12pt" officeooo:rsid="04738c1d" style:font-size-asian="12pt" style:font-name-complex="Courier New" style:font-size-complex="12pt"/>
    </style:style>
    <style:style style:name="T34" style:family="text">
      <style:text-properties style:font-name="Courier New" fo:font-size="12pt" officeooo:rsid="0475d2b0" style:font-size-asian="12pt" style:font-name-complex="Courier New" style:font-size-complex="12pt"/>
    </style:style>
    <style:style style:name="T35" style:family="text">
      <style:text-properties style:font-name="Courier New" fo:font-size="12pt" officeooo:rsid="04777e6f" style:font-size-asian="12pt" style:font-name-complex="Courier New" style:font-size-complex="12pt"/>
    </style:style>
    <style:style style:name="T36" style:family="text">
      <style:text-properties style:font-name="Courier New" fo:font-size="12pt" officeooo:rsid="0486f401" style:font-size-asian="12pt" style:font-name-complex="Courier New" style:font-size-complex="12pt"/>
    </style:style>
    <style:style style:name="T37" style:family="text">
      <style:text-properties style:font-name="Courier New" fo:font-size="12pt" officeooo:rsid="048b7f65" style:font-size-asian="12pt" style:font-name-complex="Courier New" style:font-size-complex="12pt"/>
    </style:style>
    <style:style style:name="T38" style:family="text">
      <style:text-properties style:font-name="Courier New" fo:font-size="12pt" officeooo:rsid="048d5eeb" style:font-size-asian="12pt" style:font-name-complex="Courier New" style:font-size-complex="12pt"/>
    </style:style>
    <style:style style:name="T39" style:family="text">
      <style:text-properties style:font-name="Courier New" fo:font-size="12pt" officeooo:rsid="048ec67a" style:font-size-asian="12pt" style:font-name-complex="Courier New" style:font-size-complex="12pt"/>
    </style:style>
    <style:style style:name="T40" style:family="text">
      <style:text-properties style:font-name="Courier New" fo:font-size="12pt" officeooo:rsid="0490bf59" style:font-size-asian="12pt" style:font-name-complex="Courier New" style:font-size-complex="12pt"/>
    </style:style>
    <style:style style:name="T41" style:family="text">
      <style:text-properties style:font-name="Courier New" fo:font-size="12pt" officeooo:rsid="0496122e" style:font-size-asian="12pt" style:font-name-complex="Courier New" style:font-size-complex="12pt"/>
    </style:style>
    <style:style style:name="T42" style:family="text">
      <style:text-properties style:font-name="Courier New" fo:font-size="12pt" officeooo:rsid="049f1ee1" style:font-size-asian="12pt" style:font-name-complex="Courier New" style:font-size-complex="12pt"/>
    </style:style>
    <style:style style:name="T43" style:family="text">
      <style:text-properties style:font-name="Courier New" fo:font-size="12pt" officeooo:rsid="04a0c471" style:font-size-asian="12pt" style:font-name-complex="Courier New" style:font-size-complex="12pt"/>
    </style:style>
    <style:style style:name="T44" style:family="text">
      <style:text-properties style:font-name="Courier New" fo:font-size="12pt" officeooo:rsid="04a3ce32" style:font-size-asian="12pt" style:font-name-complex="Courier New" style:font-size-complex="12pt"/>
    </style:style>
    <style:style style:name="T45" style:family="text">
      <style:text-properties style:font-name="Courier New" fo:font-size="12pt" officeooo:rsid="04a45d7f" style:font-size-asian="12pt" style:font-name-complex="Courier New" style:font-size-complex="12pt"/>
    </style:style>
    <style:style style:name="T46" style:family="text">
      <style:text-properties style:font-name="Courier New" fo:font-size="12pt" officeooo:rsid="04aa32ba" style:font-size-asian="12pt" style:font-name-complex="Courier New" style:font-size-complex="12pt"/>
    </style:style>
    <style:style style:name="T47" style:family="text">
      <style:text-properties style:font-name="Courier New" fo:font-size="12pt" officeooo:rsid="04abfa38" style:font-size-asian="12pt" style:font-name-complex="Courier New" style:font-size-complex="12pt"/>
    </style:style>
    <style:style style:name="T48" style:family="text">
      <style:text-properties style:font-name="Courier New" fo:font-size="12pt" officeooo:rsid="04ad5597" style:font-size-asian="12pt" style:font-name-complex="Courier New" style:font-size-complex="12pt"/>
    </style:style>
    <style:style style:name="T49" style:family="text">
      <style:text-properties style:font-name="Courier New" fo:font-size="12pt" officeooo:rsid="04afe9eb" style:font-size-asian="12pt" style:font-name-complex="Courier New" style:font-size-complex="12pt"/>
    </style:style>
    <style:style style:name="T50" style:family="text">
      <style:text-properties style:font-name="Courier New" fo:font-size="12pt" officeooo:rsid="04b2fd5c" style:font-size-asian="12pt" style:font-name-complex="Courier New" style:font-size-complex="12pt"/>
    </style:style>
    <style:style style:name="T51" style:family="text">
      <style:text-properties style:font-name="Courier New" fo:font-size="12pt" officeooo:rsid="04b57a73" style:font-size-asian="12pt" style:font-name-complex="Courier New" style:font-size-complex="12pt"/>
    </style:style>
    <style:style style:name="T52" style:family="text">
      <style:text-properties style:font-name="Courier New" fo:font-size="12pt" officeooo:rsid="05072b0b" style:font-size-asian="12pt" style:font-name-complex="Courier New" style:font-size-complex="12pt"/>
    </style:style>
    <style:style style:name="T53" style:family="text">
      <style:text-properties style:font-name="Courier New" fo:font-size="12pt" officeooo:rsid="0508a216" style:font-size-asian="12pt" style:font-name-complex="Courier New" style:font-size-complex="12pt"/>
    </style:style>
    <style:style style:name="T54" style:family="text">
      <style:text-properties style:font-name="Courier New" fo:font-size="12pt" officeooo:rsid="0510a19a" style:font-size-asian="12pt" style:font-name-complex="Courier New" style:font-size-complex="12pt"/>
    </style:style>
    <style:style style:name="T55" style:family="text">
      <style:text-properties style:font-name="Courier New" fo:font-size="12pt" officeooo:rsid="05141050" style:font-size-asian="12pt" style:font-name-complex="Courier New" style:font-size-complex="12pt"/>
    </style:style>
    <style:style style:name="T56" style:family="text">
      <style:text-properties style:font-name="Courier New" fo:font-size="12pt" officeooo:rsid="051582b0" style:font-size-asian="12pt" style:font-name-complex="Courier New" style:font-size-complex="12pt"/>
    </style:style>
    <style:style style:name="T57" style:family="text">
      <style:text-properties style:font-name="Courier New" fo:font-size="12pt" officeooo:rsid="00ac280a" style:font-size-asian="12pt" style:font-name-complex="Courier New" style:font-size-complex="12pt"/>
    </style:style>
    <style:style style:name="T58" style:family="text">
      <style:text-properties style:font-name="Courier New" fo:font-size="12pt" officeooo:rsid="047a4c28" style:font-size-asian="12pt" style:font-name-complex="Courier New" style:font-size-complex="12pt"/>
    </style:style>
    <style:style style:name="T59" style:family="text">
      <style:text-properties style:font-name="Courier New" fo:font-size="12pt" officeooo:rsid="047a4435" style:font-size-asian="12pt" style:font-name-complex="Courier New" style:font-size-complex="12pt"/>
    </style:style>
    <style:style style:name="T60" style:family="text">
      <style:text-properties style:font-name="Courier New" fo:font-size="12pt" officeooo:rsid="03ddf3be" style:font-size-asian="12pt" style:font-name-complex="Courier New" style:font-size-complex="12pt"/>
    </style:style>
    <style:style style:name="T61" style:family="text">
      <style:text-properties style:font-name="Courier New" fo:font-size="12pt" officeooo:rsid="01f8d055" style:font-size-asian="12pt" style:font-name-complex="Courier New" style:font-size-complex="12pt"/>
    </style:style>
    <style:style style:name="T62" style:family="text">
      <style:text-properties style:font-name="Courier New" fo:font-size="12pt" officeooo:rsid="03b1ec67" style:font-size-asian="12pt" style:font-name-complex="Courier New" style:font-size-complex="12pt"/>
    </style:style>
    <style:style style:name="T63" style:family="text">
      <style:text-properties style:font-name="Courier New" fo:font-size="12pt" officeooo:rsid="047c5d55" style:font-size-asian="12pt" style:font-name-complex="Courier New" style:font-size-complex="12pt"/>
    </style:style>
    <style:style style:name="T64" style:family="text">
      <style:text-properties style:font-name="Courier New" fo:font-size="12pt" officeooo:rsid="047c0c22" style:font-size-asian="12pt" style:font-name-complex="Courier New" style:font-size-complex="12pt"/>
    </style:style>
    <style:style style:name="T65" style:family="text">
      <style:text-properties style:font-name="Courier New" fo:font-size="12pt" officeooo:rsid="03365a61" style:font-size-asian="12pt" style:font-name-complex="Courier New" style:font-size-complex="12pt"/>
    </style:style>
    <style:style style:name="T66" style:family="text">
      <style:text-properties style:font-name="Courier New" fo:font-size="12pt" officeooo:rsid="051c92a7" style:font-size-asian="12pt" style:font-name-complex="Courier New" style:font-size-complex="12pt"/>
    </style:style>
    <style:style style:name="T67" style:family="text">
      <style:text-properties style:font-name="Courier New" fo:font-size="12pt" officeooo:rsid="052129d1" style:font-size-asian="12pt" style:font-name-complex="Courier New" style:font-size-complex="12pt"/>
    </style:style>
    <style:style style:name="T68" style:family="text">
      <style:text-properties style:font-name="Courier New" fo:font-size="12pt" officeooo:rsid="05212cb5" style:font-size-asian="12pt" style:font-name-complex="Courier New" style:font-size-complex="12pt"/>
    </style:style>
    <style:style style:name="T69" style:family="text">
      <style:text-properties style:font-name="Courier New" fo:font-size="12pt" officeooo:rsid="052300d8" style:font-size-asian="12pt" style:font-name-complex="Courier New" style:font-size-complex="12pt"/>
    </style:style>
    <style:style style:name="T70" style:family="text">
      <style:text-properties style:font-name="Courier New" fo:font-size="12pt" officeooo:rsid="05294a36" style:font-size-asian="12pt" style:font-name-complex="Courier New" style:font-size-complex="12pt"/>
    </style:style>
    <style:style style:name="T71" style:family="text">
      <style:text-properties style:font-name="Courier New" fo:font-size="12pt" officeooo:rsid="0532642a" style:font-size-asian="12pt" style:font-name-complex="Courier New" style:font-size-complex="12pt"/>
    </style:style>
    <style:style style:name="T72" style:family="text">
      <style:text-properties style:font-name="Courier New" fo:font-size="12pt" officeooo:rsid="0539b0c9" style:font-size-asian="12pt" style:font-name-complex="Courier New" style:font-size-complex="12pt"/>
    </style:style>
    <style:style style:name="T73" style:family="text">
      <style:text-properties style:font-name="Courier New" fo:font-size="12pt" officeooo:rsid="053cc7a8" style:font-size-asian="12pt" style:font-name-complex="Courier New" style:font-size-complex="12pt"/>
    </style:style>
    <style:style style:name="T74" style:family="text">
      <style:text-properties style:font-name="Courier New" fo:font-size="12pt" officeooo:rsid="053d90be" style:font-size-asian="12pt" style:font-name-complex="Courier New" style:font-size-complex="12pt"/>
    </style:style>
    <style:style style:name="T75" style:family="text">
      <style:text-properties style:font-name="Courier New" fo:font-size="12pt" officeooo:rsid="053d9e71" style:font-size-asian="12pt" style:font-name-complex="Courier New" style:font-size-complex="12pt"/>
    </style:style>
    <style:style style:name="T76" style:family="text">
      <style:text-properties style:font-name="Courier New" fo:font-size="12pt" officeooo:rsid="053ee40d" style:font-size-asian="12pt" style:font-name-complex="Courier New" style:font-size-complex="12pt"/>
    </style:style>
    <style:style style:name="T77" style:family="text">
      <style:text-properties style:font-name="Courier New" fo:font-size="12pt" officeooo:rsid="04bbdfcc" style:font-size-asian="12pt" style:font-name-complex="Courier New" style:font-size-complex="12pt"/>
    </style:style>
    <style:style style:name="T78" style:family="text">
      <style:text-properties style:font-name="Courier New" fo:font-size="12pt" officeooo:rsid="053fca61" style:font-size-asian="12pt" style:font-name-complex="Courier New" style:font-size-complex="12pt"/>
    </style:style>
    <style:style style:name="T79" style:family="text">
      <style:text-properties style:font-name="Courier New" fo:font-size="12pt" officeooo:rsid="05446d02" style:font-size-asian="12pt" style:font-name-complex="Courier New" style:font-size-complex="12pt"/>
    </style:style>
    <style:style style:name="T80" style:family="text">
      <style:text-properties style:font-name="Courier New" fo:font-size="12pt" officeooo:rsid="0545714b" style:font-size-asian="12pt" style:font-name-complex="Courier New" style:font-size-complex="12pt"/>
    </style:style>
    <style:style style:name="T81" style:family="text">
      <style:text-properties style:font-name="Courier New" fo:font-size="12pt" officeooo:rsid="051178c5" style:font-size-asian="12pt" style:font-name-complex="Courier New" style:font-size-complex="12pt"/>
    </style:style>
    <style:style style:name="T82" style:family="text">
      <style:text-properties style:font-name="Courier New" fo:font-size="12pt" officeooo:rsid="054adcfc" style:font-size-asian="12pt" style:font-name-complex="Courier New" style:font-size-complex="12pt"/>
    </style:style>
    <style:style style:name="T83" style:family="text">
      <style:text-properties style:font-name="Courier New" fo:font-size="12pt" officeooo:rsid="054d5b4a" style:font-size-asian="12pt" style:font-name-complex="Courier New" style:font-size-complex="12pt"/>
    </style:style>
    <style:style style:name="T84" style:family="text">
      <style:text-properties style:font-name="Courier New" fo:font-size="12pt" officeooo:rsid="0551641a" style:font-size-asian="12pt" style:font-name-complex="Courier New" style:font-size-complex="12pt"/>
    </style:style>
    <style:style style:name="T85" style:family="text">
      <style:text-properties style:font-name="Courier New" fo:font-size="12pt" officeooo:rsid="0552f0b4" style:font-size-asian="12pt" style:font-name-complex="Courier New" style:font-size-complex="12pt"/>
    </style:style>
    <style:style style:name="T86" style:family="text">
      <style:text-properties style:font-name="Courier New" fo:font-size="12pt" officeooo:rsid="0554c23e" style:font-size-asian="12pt" style:font-name-complex="Courier New" style:font-size-complex="12pt"/>
    </style:style>
    <style:style style:name="T87" style:family="text">
      <style:text-properties style:font-name="Courier New" fo:font-size="12pt" officeooo:rsid="055677f3" style:font-size-asian="12pt" style:font-name-complex="Courier New" style:font-size-complex="12pt"/>
    </style:style>
    <style:style style:name="T88" style:family="text">
      <style:text-properties style:font-name="Courier New" fo:font-size="12pt" officeooo:rsid="05567989" style:font-size-asian="12pt" style:font-name-complex="Courier New" style:font-size-complex="12pt"/>
    </style:style>
    <style:style style:name="T89" style:family="text">
      <style:text-properties style:font-name="Courier New" fo:font-size="12pt" officeooo:rsid="055870ff" style:font-size-asian="12pt" style:font-name-complex="Courier New" style:font-size-complex="12pt"/>
    </style:style>
    <style:style style:name="T90" style:family="text">
      <style:text-properties style:font-name="Courier New" fo:font-size="12pt" officeooo:rsid="0558c9a0" style:font-size-asian="12pt" style:font-name-complex="Courier New" style:font-size-complex="12pt"/>
    </style:style>
    <style:style style:name="T91" style:family="text">
      <style:text-properties style:font-name="Courier New" fo:font-size="12pt" officeooo:rsid="0559e59e" style:font-size-asian="12pt" style:font-name-complex="Courier New" style:font-size-complex="12pt"/>
    </style:style>
    <style:style style:name="T92" style:family="text">
      <style:text-properties style:font-name="Courier New" fo:font-size="12pt" officeooo:rsid="055b3931" style:font-size-asian="12pt" style:font-name-complex="Courier New" style:font-size-complex="12pt"/>
    </style:style>
    <style:style style:name="T93" style:family="text">
      <style:text-properties style:font-name="Courier New" fo:font-size="12pt" officeooo:rsid="055c7645" style:font-size-asian="12pt" style:font-name-complex="Courier New" style:font-size-complex="12pt"/>
    </style:style>
    <style:style style:name="T94" style:family="text">
      <style:text-properties style:font-name="Courier New" fo:font-size="12pt" officeooo:rsid="055e091c" style:font-size-asian="12pt" style:font-name-complex="Courier New" style:font-size-complex="12pt"/>
    </style:style>
    <style:style style:name="T95" style:family="text">
      <style:text-properties style:font-name="Courier New" fo:font-size="12pt" officeooo:rsid="055fa78d" style:font-size-asian="12pt" style:font-name-complex="Courier New" style:font-size-complex="12pt"/>
    </style:style>
    <style:style style:name="T96" style:family="text">
      <style:text-properties style:font-name="Courier New" fo:font-size="12pt" officeooo:rsid="0560d856" style:font-size-asian="12pt" style:font-name-complex="Courier New" style:font-size-complex="12pt"/>
    </style:style>
    <style:style style:name="T97" style:family="text">
      <style:text-properties style:font-name="Courier New" fo:font-size="12pt" officeooo:rsid="0561a69c" style:font-size-asian="12pt" style:font-name-complex="Courier New" style:font-size-complex="12pt"/>
    </style:style>
    <style:style style:name="T98" style:family="text">
      <style:text-properties style:font-name="Courier New" fo:font-size="12pt" officeooo:rsid="05665860" style:font-size-asian="12pt" style:font-name-complex="Courier New" style:font-size-complex="12pt"/>
    </style:style>
    <style:style style:name="T99" style:family="text">
      <style:text-properties style:font-name="Courier New" fo:font-size="12pt" officeooo:rsid="042fcf21" style:font-size-asian="12pt" style:font-name-complex="Courier New" style:font-size-complex="12pt"/>
    </style:style>
    <style:style style:name="T100" style:family="text">
      <style:text-properties style:font-name="Courier New" fo:font-size="12pt" officeooo:rsid="0567f2dc" style:font-size-asian="12pt" style:font-name-complex="Courier New" style:font-size-complex="12pt"/>
    </style:style>
    <style:style style:name="T101" style:family="text">
      <style:text-properties style:font-name="Courier New" fo:font-size="12pt" officeooo:rsid="056ad98c" style:font-size-asian="12pt" style:font-name-complex="Courier New" style:font-size-complex="12pt"/>
    </style:style>
    <style:style style:name="T102" style:family="text">
      <style:text-properties style:font-name="Courier New" fo:font-size="12pt" officeooo:rsid="056b06c2" style:font-size-asian="12pt" style:font-name-complex="Courier New" style:font-size-complex="12pt"/>
    </style:style>
    <style:style style:name="T103" style:family="text">
      <style:text-properties style:font-name="Courier New" fo:font-size="12pt" officeooo:rsid="056b9db5" style:font-size-asian="12pt" style:font-name-complex="Courier New" style:font-size-complex="12pt"/>
    </style:style>
    <style:style style:name="T104" style:family="text">
      <style:text-properties style:font-name="Courier New" fo:font-size="12pt" officeooo:rsid="045b2833" style:font-size-asian="12pt" style:font-name-complex="Courier New" style:font-size-complex="12pt"/>
    </style:style>
    <style:style style:name="T105" style:family="text">
      <style:text-properties style:font-name="Courier New" fo:font-size="12pt" officeooo:rsid="056c1ba7" style:font-size-asian="12pt" style:font-name-complex="Courier New" style:font-size-complex="12pt"/>
    </style:style>
    <style:style style:name="T106" style:family="text">
      <style:text-properties style:font-name="Courier New" fo:font-size="12pt" officeooo:rsid="04b16df2" style:font-size-asian="12pt" style:font-name-complex="Courier New" style:font-size-complex="12pt"/>
    </style:style>
    <style:style style:name="T107" style:family="text">
      <style:text-properties style:font-name="Courier New" fo:font-size="12pt" fo:font-style="italic" officeooo:rsid="0031a1b0" style:font-size-asian="12pt" style:font-style-asian="italic" style:font-name-complex="Courier New" style:font-size-complex="12pt" style:font-style-complex="italic"/>
    </style:style>
    <style:style style:name="T108" style:family="text">
      <style:text-properties style:font-name-asian="Courier New"/>
    </style:style>
    <style:style style:name="T109" style:family="text">
      <style:text-properties officeooo:rsid="04559375" style:font-name-asian="Courier New"/>
    </style:style>
    <style:style style:name="T110" style:family="text">
      <style:text-properties officeooo:rsid="0031a1b0"/>
    </style:style>
    <style:style style:name="T111" style:family="text">
      <style:text-properties officeooo:rsid="00aa76a7"/>
    </style:style>
    <style:style style:name="T112" style:family="text">
      <style:text-properties officeooo:rsid="0176e6f3"/>
    </style:style>
    <style:style style:name="T113" style:family="text">
      <style:text-properties officeooo:rsid="01b32ee2"/>
    </style:style>
    <style:style style:name="T114" style:family="text">
      <style:text-properties officeooo:rsid="01b36120"/>
    </style:style>
    <style:style style:name="T115" style:family="text">
      <style:text-properties officeooo:rsid="01b55656"/>
    </style:style>
    <style:style style:name="T116" style:family="text">
      <style:text-properties officeooo:rsid="01c9d256"/>
    </style:style>
    <style:style style:name="T117" style:family="text">
      <style:text-properties officeooo:rsid="01f4e1a6"/>
    </style:style>
    <style:style style:name="T118" style:family="text">
      <style:text-properties officeooo:rsid="02861325"/>
    </style:style>
    <style:style style:name="T119" style:family="text">
      <style:text-properties officeooo:rsid="042cd1e0"/>
    </style:style>
    <style:style style:name="T120" style:family="text">
      <style:text-properties officeooo:rsid="044c650a"/>
    </style:style>
    <style:style style:name="T121" style:family="text">
      <style:text-properties officeooo:rsid="04559375"/>
    </style:style>
    <style:style style:name="T122" style:family="text">
      <style:text-properties officeooo:rsid="045759f0"/>
    </style:style>
    <style:style style:name="T123" style:family="text">
      <style:text-properties officeooo:rsid="0462b7cf"/>
    </style:style>
    <style:style style:name="T124" style:family="text">
      <style:text-properties officeooo:rsid="046ddf47"/>
    </style:style>
    <style:style style:name="T125" style:family="text">
      <style:text-properties officeooo:rsid="0472e783"/>
    </style:style>
    <style:style style:name="T126" style:family="text">
      <style:text-properties officeooo:rsid="04777e6f"/>
    </style:style>
    <style:style style:name="T127" style:family="text">
      <style:text-properties officeooo:rsid="04781130"/>
    </style:style>
    <style:style style:name="T128" style:family="text">
      <style:text-properties officeooo:rsid="04789cf9"/>
    </style:style>
    <style:style style:name="T129" style:family="text">
      <style:text-properties fo:font-size="12pt" style:font-size-asian="12pt"/>
    </style:style>
    <style:style style:name="T130" style:family="text">
      <style:text-properties fo:font-size="12pt" officeooo:rsid="04712e2e" style:font-size-asian="12pt"/>
    </style:style>
    <style:style style:name="T131" style:family="text">
      <style:text-properties fo:font-size="12pt" officeooo:rsid="017614c9" style:font-size-asian="12pt"/>
    </style:style>
    <style:style style:name="T132" style:family="text">
      <style:text-properties fo:font-size="12pt" officeooo:rsid="00a89125" style:font-size-asian="12pt"/>
    </style:style>
    <style:style style:name="T133" style:family="text">
      <style:text-properties fo:font-size="12pt" officeooo:rsid="04922ec6" style:font-size-asian="12pt"/>
    </style:style>
    <style:style style:name="T134" style:family="text">
      <style:text-properties fo:font-size="12pt" officeooo:rsid="04a6f17b" style:font-size-asian="12pt"/>
    </style:style>
    <style:style style:name="T135" style:family="text">
      <style:text-properties fo:font-size="12pt" officeooo:rsid="04a8f032" style:font-size-asian="12pt"/>
    </style:style>
    <style:style style:name="T136" style:family="text">
      <style:text-properties fo:font-size="12pt" officeooo:rsid="04afe9eb" style:font-size-asian="12pt"/>
    </style:style>
    <style:style style:name="T137" style:family="text">
      <style:text-properties fo:font-size="12pt" officeooo:rsid="03d6474a" style:font-size-asian="12pt"/>
    </style:style>
    <style:style style:name="T138" style:family="text">
      <style:text-properties fo:font-size="12pt" officeooo:rsid="04585528" style:font-size-asian="12pt"/>
    </style:style>
    <style:style style:name="T139" style:family="text">
      <style:text-properties fo:font-size="12pt" officeooo:rsid="04b16df2" style:font-size-asian="12pt"/>
    </style:style>
    <style:style style:name="T140" style:family="text">
      <style:text-properties fo:font-size="12pt" officeooo:rsid="049468aa" style:font-size-asian="12pt"/>
    </style:style>
    <style:style style:name="T141" style:family="text">
      <style:text-properties fo:font-size="12pt" officeooo:rsid="0508a216" style:font-size-asian="12pt"/>
    </style:style>
    <style:style style:name="T142" style:family="text">
      <style:text-properties fo:font-size="12pt" officeooo:rsid="04aa32ba" style:font-size-asian="12pt"/>
    </style:style>
    <style:style style:name="T143" style:family="text">
      <style:text-properties fo:font-size="12pt" officeooo:rsid="01b36120" style:font-size-asian="12pt"/>
    </style:style>
    <style:style style:name="T144" style:family="text">
      <style:text-properties fo:font-size="12pt" officeooo:rsid="045c99cf" style:font-size-asian="12pt"/>
    </style:style>
    <style:style style:name="T145" style:family="text">
      <style:text-properties fo:font-size="12pt" officeooo:rsid="038a1af3" style:font-size-asian="12pt"/>
    </style:style>
    <style:style style:name="T146" style:family="text">
      <style:text-properties fo:font-size="12pt" officeooo:rsid="0176e6f3" style:font-size-asian="12pt"/>
    </style:style>
    <style:style style:name="T147" style:family="text">
      <style:text-properties fo:font-size="12pt" officeooo:rsid="028774af" style:font-size-asian="12pt"/>
    </style:style>
    <style:style style:name="T148" style:family="text">
      <style:text-properties fo:font-size="12pt" officeooo:rsid="05137540" style:font-size-asian="12pt"/>
    </style:style>
    <style:style style:name="T149" style:family="text">
      <style:text-properties fo:font-size="12pt" officeooo:rsid="051c92a7" style:font-size-asian="12pt"/>
    </style:style>
    <style:style style:name="T150" style:family="text">
      <style:text-properties fo:font-size="12pt" officeooo:rsid="0534a205" style:font-size-asian="12pt"/>
    </style:style>
    <style:style style:name="T151" style:family="text">
      <style:text-properties fo:font-size="12pt" officeooo:rsid="05387a34" style:font-size-asian="12pt"/>
    </style:style>
    <style:style style:name="T152" style:family="text">
      <style:text-properties fo:font-size="12pt" officeooo:rsid="053cc7a8" style:font-size-asian="12pt"/>
    </style:style>
    <style:style style:name="T153" style:family="text">
      <style:text-properties fo:font-size="12pt" officeooo:rsid="054adcfc" style:font-size-asian="12pt"/>
    </style:style>
    <style:style style:name="T154" style:family="text">
      <style:text-properties fo:font-size="12pt" officeooo:rsid="054c383f" style:font-size-asian="12pt"/>
    </style:style>
    <style:style style:name="T155" style:family="text">
      <style:text-properties fo:font-size="12pt" officeooo:rsid="054d5b4a" style:font-size-asian="12pt"/>
    </style:style>
    <style:style style:name="T156" style:family="text">
      <style:text-properties fo:font-size="12pt" officeooo:rsid="05446d02" style:font-size-asian="12pt"/>
    </style:style>
    <style:style style:name="T157" style:family="text">
      <style:text-properties fo:font-size="12pt" officeooo:rsid="042ec5d2" style:font-size-asian="12pt"/>
    </style:style>
    <style:style style:name="T158" style:family="text">
      <style:text-properties fo:font-size="12pt" officeooo:rsid="0571d4a4" style:font-size-asian="12pt"/>
    </style:style>
    <style:style style:name="T159" style:family="text">
      <style:text-properties fo:font-size="12pt" officeooo:rsid="05724e30" style:font-size-asian="12pt"/>
    </style:style>
    <style:style style:name="T160" style:family="text">
      <style:text-properties fo:font-size="12pt" officeooo:rsid="05758e80" style:font-size-asian="12pt"/>
    </style:style>
    <style:style style:name="T161" style:family="text">
      <style:text-properties fo:font-size="12pt" officeooo:rsid="05760ccb" style:font-size-asian="12pt"/>
    </style:style>
    <style:style style:name="T162" style:family="text">
      <style:text-properties fo:font-size="12pt" officeooo:rsid="0576cc4c" style:font-size-asian="12pt"/>
    </style:style>
    <style:style style:name="T163" style:family="text">
      <style:text-properties officeooo:rsid="048b7f65"/>
    </style:style>
    <style:style style:name="T164" style:family="text">
      <style:text-properties officeooo:rsid="0490bf59"/>
    </style:style>
    <style:style style:name="T165" style:family="text">
      <style:text-properties officeooo:rsid="04922ec6"/>
    </style:style>
    <style:style style:name="T166" style:family="text">
      <style:text-properties officeooo:rsid="049468aa"/>
    </style:style>
    <style:style style:name="T167" style:family="text">
      <style:text-properties officeooo:rsid="04a45d7f"/>
    </style:style>
    <style:style style:name="T168" style:family="text">
      <style:text-properties officeooo:rsid="04a6c13a"/>
    </style:style>
    <style:style style:name="T169" style:family="text">
      <style:text-properties officeooo:rsid="04a6f17b"/>
    </style:style>
    <style:style style:name="T170" style:family="text">
      <style:text-properties officeooo:rsid="04a8f032"/>
    </style:style>
    <style:style style:name="T171" style:family="text">
      <style:text-properties officeooo:rsid="04abfa38"/>
    </style:style>
    <style:style style:name="T172" style:family="text">
      <style:text-properties officeooo:rsid="04afe9eb"/>
    </style:style>
    <style:style style:name="T173" style:family="text">
      <style:text-properties officeooo:rsid="04b16df2"/>
    </style:style>
    <style:style style:name="T174" style:family="text">
      <style:text-properties officeooo:rsid="04b2fd5c"/>
    </style:style>
    <style:style style:name="T175" style:family="text">
      <style:text-properties officeooo:rsid="04b34a38"/>
    </style:style>
    <style:style style:name="T176" style:family="text">
      <style:text-properties officeooo:rsid="04b57a73"/>
    </style:style>
    <style:style style:name="T177" style:family="text">
      <style:text-properties officeooo:rsid="04b5d80e"/>
    </style:style>
    <style:style style:name="T178" style:family="text">
      <style:text-properties officeooo:rsid="04b95ea3"/>
    </style:style>
    <style:style style:name="T179" style:family="text">
      <style:text-properties officeooo:rsid="04f12ba6"/>
    </style:style>
    <style:style style:name="T180" style:family="text">
      <style:text-properties officeooo:rsid="0506d025"/>
    </style:style>
    <style:style style:name="T181" style:family="text">
      <style:text-properties officeooo:rsid="0508a216"/>
    </style:style>
    <style:style style:name="T182" style:family="text">
      <style:text-properties officeooo:rsid="050f33e6"/>
    </style:style>
    <style:style style:name="T183" style:family="text">
      <style:text-properties officeooo:rsid="047a4c28"/>
    </style:style>
    <style:style style:name="T184" style:family="text">
      <style:text-properties officeooo:rsid="0178b2f2"/>
    </style:style>
    <style:style style:name="T185" style:family="text">
      <style:text-properties officeooo:rsid="00ac280a"/>
    </style:style>
    <style:style style:name="T186" style:family="text">
      <style:text-properties officeooo:rsid="047c0c22"/>
    </style:style>
    <style:style style:name="T187" style:family="text">
      <style:text-properties officeooo:rsid="047c5d55"/>
    </style:style>
    <style:style style:name="T188" style:family="text">
      <style:text-properties officeooo:rsid="051c92a7"/>
    </style:style>
    <style:style style:name="T189" style:family="text">
      <style:text-properties officeooo:rsid="051d8147"/>
    </style:style>
    <style:style style:name="T190" style:family="text">
      <style:text-properties officeooo:rsid="05294a36"/>
    </style:style>
    <style:style style:name="T191" style:family="text">
      <style:text-properties officeooo:rsid="052a727c"/>
    </style:style>
    <style:style style:name="T192" style:family="text">
      <style:text-properties officeooo:rsid="052d3b33"/>
    </style:style>
    <style:style style:name="T193" style:family="text">
      <style:text-properties officeooo:rsid="052fbe94"/>
    </style:style>
    <style:style style:name="T194" style:family="text">
      <style:text-properties officeooo:rsid="0530d3cb"/>
    </style:style>
    <style:style style:name="T195" style:family="text">
      <style:text-properties officeooo:rsid="05319af6"/>
    </style:style>
    <style:style style:name="T196" style:family="text">
      <style:text-properties officeooo:rsid="0534a205"/>
    </style:style>
    <style:style style:name="T197" style:family="text">
      <style:text-properties officeooo:rsid="05358b52"/>
    </style:style>
    <style:style style:name="T198" style:family="text">
      <style:text-properties officeooo:rsid="05387a34"/>
    </style:style>
    <style:style style:name="T199" style:family="text">
      <style:text-properties officeooo:rsid="0538c7dc"/>
    </style:style>
    <style:style style:name="T200" style:family="text">
      <style:text-properties officeooo:rsid="0539b0c9"/>
    </style:style>
    <style:style style:name="T201" style:family="text">
      <style:text-properties officeooo:rsid="053cc7a8"/>
    </style:style>
    <style:style style:name="T202" style:family="text">
      <style:text-properties officeooo:rsid="053d90be"/>
    </style:style>
    <style:style style:name="T203" style:family="text">
      <style:text-properties officeooo:rsid="053d9e71"/>
    </style:style>
    <style:style style:name="T204" style:family="text">
      <style:text-properties officeooo:rsid="053ee40d"/>
    </style:style>
    <style:style style:name="T205" style:family="text">
      <style:text-properties officeooo:rsid="054292a8"/>
    </style:style>
    <style:style style:name="T206" style:family="text">
      <style:text-properties officeooo:rsid="05446d02"/>
    </style:style>
    <style:style style:name="T207" style:family="text">
      <style:text-properties officeooo:rsid="05447529"/>
    </style:style>
    <style:style style:name="T208" style:family="text">
      <style:text-properties officeooo:rsid="0545714b"/>
    </style:style>
    <style:style style:name="T209" style:family="text">
      <style:text-properties officeooo:rsid="05491932"/>
    </style:style>
    <style:style style:name="T210" style:family="text">
      <style:text-properties officeooo:rsid="054adcfc"/>
    </style:style>
    <style:style style:name="T211" style:family="text">
      <style:text-properties officeooo:rsid="054c383f"/>
    </style:style>
    <style:style style:name="T212" style:family="text">
      <style:text-properties officeooo:rsid="0551641a"/>
    </style:style>
    <style:style style:name="T213" style:family="text">
      <style:text-properties officeooo:rsid="0552f0b4"/>
    </style:style>
    <style:style style:name="T214" style:family="text">
      <style:text-properties officeooo:rsid="0554c23e"/>
    </style:style>
    <style:style style:name="T215" style:family="text">
      <style:text-properties officeooo:rsid="055b3931"/>
    </style:style>
    <style:style style:name="T216" style:family="text">
      <style:text-properties officeooo:rsid="055c7645"/>
    </style:style>
    <style:style style:name="T217" style:family="text">
      <style:text-properties officeooo:rsid="0560d856"/>
    </style:style>
    <style:style style:name="T218" style:family="text">
      <style:text-properties officeooo:rsid="0561a69c"/>
    </style:style>
    <style:style style:name="T219" style:family="text">
      <style:text-properties officeooo:rsid="0563345b"/>
    </style:style>
    <style:style style:name="T220" style:family="text">
      <style:text-properties officeooo:rsid="05651aea"/>
    </style:style>
    <style:style style:name="T221" style:family="text">
      <style:text-properties officeooo:rsid="05655d45"/>
    </style:style>
    <style:style style:name="T222" style:family="text">
      <style:text-properties officeooo:rsid="05665860"/>
    </style:style>
    <style:style style:name="T223" style:family="text">
      <style:text-properties officeooo:rsid="0567f2dc"/>
    </style:style>
    <style:style style:name="T224" style:family="text">
      <style:text-properties officeooo:rsid="056904ce"/>
    </style:style>
    <style:style style:name="T225" style:family="text">
      <style:text-properties officeooo:rsid="056ad98c"/>
    </style:style>
    <style:style style:name="T226" style:family="text">
      <style:text-properties officeooo:rsid="056b06c2"/>
    </style:style>
    <style:style style:name="T227" style:family="text">
      <style:text-properties officeooo:rsid="056b9db5"/>
    </style:style>
    <style:style style:name="T228" style:family="text">
      <style:text-properties officeooo:rsid="056cecf0"/>
    </style:style>
    <style:style style:name="T229" style:family="text">
      <style:text-properties fo:font-variant="normal" fo:text-transform="none" fo:color="#222222" style:font-name="arial" fo:font-size="12pt" fo:letter-spacing="normal" fo:font-style="normal" fo:font-weight="normal" style:font-name-complex="Courier New" style:font-size-complex="12pt"/>
    </style:style>
    <style:style style:name="T230" style:family="text">
      <style:text-properties fo:font-variant="normal" fo:text-transform="none" fo:color="#222222" style:font-name="arial" fo:font-size="12pt" fo:letter-spacing="normal" fo:font-style="normal" fo:font-weight="normal" officeooo:rsid="0567f2dc" style:font-name-complex="Courier New" style:font-size-complex="12pt"/>
    </style:style>
    <style:style style:name="T231" style:family="text">
      <style:text-properties officeooo:rsid="0571d4a4"/>
    </style:style>
    <style:style style:name="T232" style:family="text">
      <style:text-properties officeooo:rsid="05724e30"/>
    </style:style>
    <style:style style:name="T233" style:family="text">
      <style:text-properties officeooo:rsid="0573b60a"/>
    </style:style>
    <style:style style:name="T234" style:family="text">
      <style:text-properties officeooo:rsid="05758e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5" text:outline-level="3"><text:span text:style-name="T230">K</text:span><text:span text:style-name="T229">eep your Character in mind when rehearsing</text:span></text:h>
      <text:h text:style-name="P223" text:outline-level="3"><text:span text:style-name="T15">Lisa: happy, enthusiastic, concerned about others</text:span></text:h>
      <text:p text:style-name="P154"><text:span text:style-name="T3">Becky: sassy and </text:span><text:span text:style-name="T17">mean</text:span></text:p>
      <text:p text:style-name="P154"><text:span text:style-name="T3">Michelles: airheads</text:span></text:p>
      <text:p text:style-name="P154"><text:span text:style-name="T3">Kelly: nice &amp; fun</text:span></text:p>
      <text:h text:style-name="P224" text:outline-level="3"><text:span text:style-name="T14">A</text:span><text:span text:style-name="T3">dam: funny, outgoing</text:span></text:h>
      <text:p text:style-name="P154"><text:span text:style-name="T15">P</text:span><text:span text:style-name="T3">eter: class clown</text:span></text:p>
      <text:p text:style-name="P154"><text:span text:style-name="T15">H</text:span><text:span text:style-name="T3">eather &amp; Ben: pleasant, friendly</text:span></text:p>
      <text:h text:style-name="P223" text:outline-level="3"><text:span text:style-name="T14"/></text:h>
      <text:h text:style-name="P223" text:outline-level="3"><text:span text:style-name="T18">19</text:span><text:span text:style-name="T4">. </text:span><text:span text:style-name="T3">EXT. COURTYARD - </text:span><text:span text:style-name="T36">MEDIUM SHOT</text:span><text:span text:style-name="T38"> DOOR</text:span></text:h>
      <text:p text:style-name="P18">School building exit. Buzzer rings.</text:p>
      <text:p text:style-name="P26"><text:span text:style-name="T36">Kids walk, run, jump out of the building holding books. </text:span><text:span text:style-name="T56">EVERYONE MUST BE WEARING WHITE POLO SHIRT</text:span></text:p>
      <text:h text:style-name="P159" text:outline-level="3"><text:span text:style-name="T182">1. </text:span>EXT. COURTYARD – <text:span text:style-name="T163">LONG SHOT looking southeast</text:span></text:h>
      <text:p text:style-name="P32"><text:span text:style-name="T53">C</text:span><text:span text:style-name="T37">heerleaders </text:span><text:span text:style-name="T39">face </text:span><text:span text:style-name="T40">north</text:span><text:span text:style-name="T37"> practicing a cheer. Becky stands in front of the other </text:span><text:span text:style-name="T40">cheerleaders</text:span><text:span text:style-name="T37">, facing them.</text:span><text:span text:style-name="T20"> </text:span><text:span text:style-name="T48">The Michelles are next to each other. Lisa and Kelly are together next to them. </text:span></text:p>
      <text:h text:style-name="P160" text:outline-level="3"><text:span text:style-name="T182">2. MEDIUM SHOT behind Becky, looking SE</text:span></text:h>
      <text:p text:style-name="P27"><text:span text:style-name="T37">The C</text:span><text:span text:style-name="T20">heerleaders start a cheer. Bending knees and clapping in stiff V shapes. </text:span></text:p>
      <text:p text:style-name="P37">CHEERLEADERS</text:p>
      <text:p text:style-name="P74">We are the Eagles and we are proud</text:p>
      <text:p text:style-name="P74">We’re gonna stomp you</text:p>
      <text:p text:style-name="P1">Raise right <text:span text:style-name="T113">fist and</text:span> elbow <text:span text:style-name="T113">with</text:span> two stomps. Two claps.</text:p>
      <text:p text:style-name="P62">CHEERLEADERS</text:p>
      <text:p text:style-name="P85">In the ground.</text:p>
      <text:h text:style-name="P161" text:outline-level="3"><text:span text:style-name="T196">3. OVER LISA’S SHOULDER</text:span></text:h>
      <text:p text:style-name="P19"><text:span text:style-name="T149">The Bufone brothers</text:span><text:span text:style-name="T129"> sit at </text:span><text:span text:style-name="T130">a picnic table</text:span><text:span text:style-name="T129"> in the </text:span><text:span text:style-name="T131">background</text:span><text:span text:style-name="T129">, watching the </text:span><text:span text:style-name="T150">cheerleaders</text:span><text:span text:style-name="T129">. </text:span><text:span text:style-name="T149">They’re</text:span><text:span text:style-name="T132"> surrounded by textbooks, trying to look studious, </text:span><text:span text:style-name="T150">but they’re actually goofing around</text:span><text:span text:style-name="T132">. </text:span><text:span text:style-name="T150">Jeff hides behind his brothers.</text:span></text:p>
      <text:p text:style-name="P54"><text:soft-page-break/>CHEERLEADERS</text:p>
      <text:p text:style-name="P85">We are the Eagles and we are proud</text:p>
      <text:p text:style-name="P85">We’re gonna stomp you</text:p>
      <text:p text:style-name="P85">In the ground.</text:p>
      <text:p text:style-name="P62">BECKY </text:p>
      <text:p text:style-name="P82">Raise your hands!</text:p>
      <text:h text:style-name="P162" text:outline-level="3"><text:span text:style-name="T224">5a. MEDIUM SHOT LISA – BUFONES’ POV</text:span></text:h>
      <text:p text:style-name="P4">Lisa notices <text:span text:style-name="T188">the Bufones</text:span> and smiles. </text:p>
      <text:h text:style-name="P159" text:outline-level="3"><text:span text:style-name="T225">8a. MEDIUM SHOT BUFONES - LISA’S POV</text:span></text:h>
      <text:p text:style-name="P4">Jeff, <text:span text:style-name="T193">in hat and sunglasses,</text:span> l<text:span text:style-name="T193">ifts the calculus book in front of his face</text:span> and pretends to <text:span text:style-name="T193">read</text:span>. </text:p>
      <text:h text:style-name="P163" text:outline-level="3"><text:span text:style-name="T224">5b.</text:span> <text:span text:style-name="T164">MEDIUM SHOT LISA – BUFONES’ POV</text:span></text:h>
      <text:p text:style-name="P20"><text:span text:style-name="T129">Lisa </text:span><text:span text:style-name="T133">stops smiling, turns to Becky</text:span><text:span text:style-name="T129">. </text:span></text:p>
      <text:h text:style-name="P163" text:outline-level="3"><text:span text:style-name="T181">4a.</text:span> <text:span text:style-name="T165">MEDIUM SHOT CHEERLEADERS </text:span><text:span text:style-name="T149">Bufones in background </text:span></text:h>
      <text:p text:style-name="P123">The cheerleaders raise their hands in a wiggly motion<text:span text:style-name="T192">.</text:span></text:p>
      <text:p text:style-name="P37">CHEERLEADERS</text:p>
      <text:p text:style-name="P74">Raise your hands.</text:p>
      <text:p text:style-name="P63"><text:span text:style-name="T129">BECKY </text:span><text:span text:style-name="T140">(mean)</text:span></text:p>
      <text:p text:style-name="P74">Louder!</text:p>
      <text:h text:style-name="P164" text:outline-level="3"><text:span text:style-name="T197">6</text:span>. MEDIUM CLOSE SHOT BECKY northeast –incase insert needed</text:h>
      <text:p text:style-name="P53">BECKY <text:span text:style-name="T166">(mean)</text:span></text:p>
      <text:p text:style-name="P81">Louder!</text:p>
      <text:h text:style-name="P185" text:outline-level="3">4b. MEDIUM SHOT CHEERLEADERS looking east</text:h>
      <text:p text:style-name="P5">Three claps. They stomp feet and clap three times.</text:p>
      <text:p text:style-name="P37">CHEERLEADERS</text:p>
      <text:p text:style-name="P74">Stomp your feet.</text:p>
      <text:p text:style-name="P1">Three claps. Clap and stomp seven times (once with each syllable).</text:p>
      <text:p text:style-name="P37">CHEERLEADERS</text:p>
      <text:p text:style-name="P74"><text:span text:style-name="T168">Golden</text:span> Eagles can’t be beat.</text:p>
      <text:p text:style-name="P1">Three claps. </text:p>
      <text:h text:style-name="P186" text:outline-level="3"><text:soft-page-break/><text:span text:style-name="T225">8b</text:span>. MEDIUM SHOT <text:span text:style-name="T198">Bufones</text:span> northeast</text:h>
      <text:p text:style-name="P101"><text:span text:style-name="T209">ADAM</text:span></text:p>
      <text:p text:style-name="P87"><text:span text:style-name="T170">We</text:span>’re beat every game!</text:p>
      <text:p text:style-name="P100">PETER</text:p>
      <text:p text:style-name="P88"><text:span text:style-name="T169">Burn on us</text:span>!</text:p>
      <text:h text:style-name="P187" text:outline-level="3">4c. MEDIUM SHOT CHEERLEADERS looking east</text:h>
      <text:p text:style-name="P24"><text:span text:style-name="T134">Becky </text:span><text:span text:style-name="T151">rolls her eyes</text:span><text:span text:style-name="T141">. </text:span><text:span text:style-name="T151">Those silly boys.</text:span></text:p>
      <text:h text:style-name="P189" text:outline-level="3"><text:span text:style-name="T224">5</text:span>c. MEDIUM SHOT LISA – <text:span text:style-name="T188">BUFONES</text:span>’ POV</text:h>
      <text:p text:style-name="P21"><text:span text:style-name="T129">Lisa </text:span><text:span text:style-name="T134">watches </text:span><text:span text:style-name="T153">the Bufones</text:span><text:span text:style-name="T134"> and</text:span><text:span text:style-name="T129"> </text:span><text:span text:style-name="T134">laugh</text:span><text:span text:style-name="T129">s </text:span><text:span text:style-name="T134">subtly</text:span><text:span text:style-name="T129">. </text:span></text:p>
      <text:h text:style-name="P165" text:outline-level="3"><text:span text:style-name="T225">7</text:span>. MEDIUM CLOSE SHOT BECKY – <text:span text:style-name="T199">BUFONE</text:span>’S POV</text:h>
      <text:p text:style-name="P8"><text:span text:style-name="T169">Becky quickly turns and cocks her head sarcastically</text:span>. </text:p>
      <text:h text:style-name="P187" text:outline-level="3">4d. MEDIUM SHOT CHEERLEADERS looking east</text:h>
      <text:p text:style-name="P23"><text:span text:style-name="T135">Becky turns back to the cheerleaders</text:span><text:span text:style-name="T129">. </text:span></text:p>
      <text:p text:style-name="P43">BECKY</text:p>
      <text:p text:style-name="P74"><text:span text:style-name="T114">T</text:span>ake a break.</text:p>
      <text:h text:style-name="P190" text:outline-level="3"><text:span text:style-name="T225">5</text:span>d. MEDIUM SHOT LISA – <text:span text:style-name="T188">BUFONES</text:span>’ POV</text:h>
      <text:p text:style-name="P5">Lisa looks over at <text:span text:style-name="T188">the Bufones</text:span> again, smiles. </text:p>
      <text:h text:style-name="P190" text:outline-level="3"><text:span text:style-name="T225">8c</text:span>. MEDIUM SHOT <text:span text:style-name="T188">BUFONES</text:span> - LISA’S POV</text:h>
      <text:p text:style-name="P5"><text:span text:style-name="T200">The Bufones</text:span> smile back. <text:span text:style-name="T200">Jeff peeks out from behind Adam.</text:span></text:p>
      <text:h text:style-name="P192" text:outline-level="3">4e. MEDIUM SHOT CHEERLEADERS looking east</text:h>
      <text:p text:style-name="P24"><text:span text:style-name="T129">Becky sits on the ground. The other </text:span><text:span text:style-name="T142">cheerleaders</text:span><text:span text:style-name="T129"> sit down </text:span><text:span text:style-name="T143">near her</text:span><text:span text:style-name="T129"> </text:span><text:span text:style-name="T131">to form a circle</text:span><text:span text:style-name="T129">. </text:span></text:p>
      <text:p text:style-name="P24"><text:span text:style-name="T129">-------------------------------------------------------</text:span></text:p>
      <text:h text:style-name="P187" text:outline-level="3"><text:span text:style-name="T225">9</text:span>a. MEDIUM SHOT CHEERLEADERS looking east, camera lower</text:h>
      <text:p text:style-name="P24"><text:span text:style-name="T129">Becky sits on the ground. The other </text:span><text:span text:style-name="T142">cheerleaders</text:span><text:span text:style-name="T129"> sit down </text:span><text:span text:style-name="T143">near her</text:span><text:span text:style-name="T129"> </text:span><text:span text:style-name="T131">to form a circle</text:span><text:span text:style-name="T129">. Becky looks through a notebook. </text:span></text:p>
      <text:p text:style-name="P28"><text:span text:style-name="T30">HEATHER</text:span><text:span text:style-name="T29">, a nice </text:span><text:span text:style-name="T34">pom girl in uniform</text:span><text:span text:style-name="T29">,</text:span><text:span text:style-name="T20"> walks </text:span><text:span text:style-name="T101">toward the Bufones</text:span><text:span text:style-name="T41"> south </text:span><text:span text:style-name="T101">to north</text:span><text:span text:style-name="T20"> </text:span><text:span text:style-name="T31">holding hands</text:span><text:span text:style-name="T20"> </text:span><text:span text:style-name="T31">with </text:span><text:span text:style-name="T101">Ben</text:span><text:span text:style-name="T20">. </text:span></text:p>
      <text:h text:style-name="P166" text:outline-level="3"><text:span text:style-name="T226">11</text:span>. MEDIUM SHOT HEATHER looking east</text:h>
      <text:p text:style-name="P66"><text:soft-page-break/><text:span text:style-name="T30">HEATHER</text:span><text:span text:style-name="T20"> </text:span></text:p>
      <text:p text:style-name="P76"><text:span text:style-name="T121">Great job JV Cheer! Keep up the good work</text:span>.</text:p>
      <text:p text:style-name="P25"><text:span text:style-name="T33">Heather does a </text:span><text:span text:style-name="T72">pom</text:span><text:span text:style-name="T33"> </text:span><text:span text:style-name="T43">kick</text:span><text:span text:style-name="T20">.</text:span></text:p>
      <text:h text:style-name="P188" text:outline-level="3"><text:span text:style-name="T225">9</text:span>b. MEDIUM SHOT CHEERLEADERS looking <text:span text:style-name="T231">east</text:span></text:h>
      <text:p text:style-name="P147"><text:span text:style-name="T20">Becky</text:span><text:span text:style-name="T29"> smil</text:span><text:span text:style-name="T102">es at them</text:span><text:span text:style-name="T29">. </text:span></text:p>
      <text:p text:style-name="P106">BECKY </text:p>
      <text:p text:style-name="P76"><text:span text:style-name="T121">Thanks, Heather. You’re the best</text:span>. <text:span text:style-name="T125">You too Ben.</text:span></text:p>
      <text:h text:style-name="P167" text:outline-level="3"><text:span text:style-name="T226">12a</text:span>. MEDIUM LONG SHOT HEATHER – BECKY’S POV</text:h>
      <text:p text:style-name="P124">Heather <text:span text:style-name="T226">keeps doing kicks.</text:span> <text:span text:style-name="T200">Ben</text:span> waves.</text:p>
      <text:h text:style-name="P168" text:outline-level="3"><text:span text:style-name="T225">10a</text:span>. MEDIUM CLOSE SHOT BECKY – HEATHER’S POV</text:h>
      <text:p text:style-name="P146"><text:span text:style-name="T20">Becky </text:span><text:span text:style-name="T32">waves back,</text:span><text:span text:style-name="T20"> watches </text:span><text:span text:style-name="T30">Heather</text:span><text:span text:style-name="T29">, fake smiling. </text:span></text:p>
      <text:h text:style-name="P182" text:outline-level="3"><text:span text:style-name="T227">12b</text:span>. MEDIUM LONG SHOT HEATHER – BECKY’S POV</text:h>
      <text:p text:style-name="P125">Heather <text:span text:style-name="T200">and</text:span> <text:span text:style-name="T200">Ben</text:span> <text:span text:style-name="T200">sit by the Bufones with their back to cheerleaders.</text:span></text:p>
      <text:h text:style-name="P183" text:outline-level="3"><text:span text:style-name="T225">10b</text:span>. MEDIUM CLOSE SHOT BECKY – HEATHER’S POV</text:h>
      <text:p text:style-name="P147"><text:span text:style-name="T102">Becky’s smile fades</text:span><text:span text:style-name="T29"> </text:span><text:span text:style-name="T102">and she</text:span><text:span text:style-name="T20"> makes a </text:span><text:span text:style-name="T102">rude</text:span><text:span text:style-name="T20"> face at her. </text:span><text:span text:style-name="T46">The Michelles laugh.</text:span></text:p>
      <text:p text:style-name="P130"><text:span text:style-name="T129">-------------------------------------------------------</text:span></text:p>
      <text:p text:style-name="P148"><text:span text:style-name="T55">1</text:span><text:span text:style-name="T103">3</text:span><text:span text:style-name="T55">. </text:span><text:span text:style-name="T46">R</text:span><text:span text:style-name="T20">UN THROUGH THE REST OF SCENE TWICE WITH </text:span><text:span text:style-name="T105">2</text:span><text:span text:style-name="T20"> CAM ANGLE</text:span><text:span text:style-name="T105">S ON ALL CHEERLEADERS</text:span></text:p>
      <text:h text:style-name="P169" text:outline-level="3"><text:span text:style-name="T227">14</text:span>a. MEDIUM SHOT MICHELLES looking southeast</text:h>
      <text:p text:style-name="P15">The Michelles snicker.</text:p>
      <text:p text:style-name="P40">MICHELLE <text:span text:style-name="T200">Arnika</text:span></text:p>
      <text:p text:style-name="P78"><text:span text:style-name="T126">The pom line sucks</text:span>.</text:p>
      <text:h text:style-name="P199" text:outline-level="3"><text:span text:style-name="T228">17a</text:span>. MEDIUM CLOSE SHOT LISA southeast</text:h>
      <text:p text:style-name="P105"><text:span text:style-name="T188">LISA</text:span> </text:p>
      <text:p text:style-name="P153"><text:span text:style-name="T189">I like the pom line</text:span>. <text:span text:style-name="T223">I plan to try out for pom next year.</text:span></text:p>
      <text:h text:style-name="P181" text:outline-level="3"><text:span text:style-name="T228">16a</text:span>. MEDIUM SHOT BECKY looking northeast</text:h>
      <text:p text:style-name="P28"><text:soft-page-break/><text:span text:style-name="T35">Becky</text:span><text:span text:style-name="T29"> leans in</text:span><text:span text:style-name="T42"> </text:span><text:span text:style-name="T47">toward the cheerleaders</text:span><text:span text:style-name="T20">.</text:span></text:p>
      <text:p text:style-name="P39">BECKY </text:p>
      <text:p text:style-name="P74">When <text:span text:style-name="T123">Heather</text:span> does her <text:span text:style-name="T127">pom kick</text:span>s, <text:span text:style-name="T200">Ben</text:span>'s class ring falls out.</text:p>
      <text:p text:style-name="P3">Becky raises her leg in the air like a kick. Makes a motion with her fingers like a ring is falling out of her crotch.</text:p>
      <text:p text:style-name="P41">BECKY </text:p>
      <text:p text:style-name="P86">Ping!</text:p>
      <text:h text:style-name="P170" text:outline-level="3"><text:span text:style-name="T227">14</text:span>b. MEDIUM SHOT MICHELLES looking southeast</text:h>
      <text:p text:style-name="P6"><text:span text:style-name="T128">The Michelles</text:span> laugh. </text:p>
      <text:h text:style-name="P193" text:outline-level="3"><text:span text:style-name="T228">17b</text:span>. MEDIUM CLOSE SHOT LISA</text:h>
      <text:p text:style-name="P6">Lisa looks grossed out.</text:p>
      <text:h text:style-name="P171" text:outline-level="3"><text:span text:style-name="T227">14</text:span>c. MEDIUM SHOT MICHELLES looking southeast</text:h>
      <text:p text:style-name="P42">MICHELLE <text:span text:style-name="T210">Olivia</text:span></text:p>
      <text:p text:style-name="P74">Except when she’s on the rag. Then splllch.</text:p>
      <text:p text:style-name="P29"><text:span text:style-name="T44">Michelle </text:span><text:span text:style-name="T82">Olivi</text:span><text:span text:style-name="T72">a</text:span><text:span text:style-name="T20"> makes a gross liquid noise, opens her legs wide, motions </text:span><text:span text:style-name="T21">her hands</text:span><text:span text:style-name="T20"> like </text:span><text:span text:style-name="T21">they're </text:span><text:span text:style-name="T20">something com</text:span><text:span text:style-name="T21">ing</text:span><text:span text:style-name="T20"> out </text:span><text:span text:style-name="T21">from</text:span><text:span text:style-name="T20"> between her legs. </text:span><text:span text:style-name="T47">The Michelles laugh.</text:span></text:p>
      <text:h text:style-name="P172" text:outline-level="3"><text:span text:style-name="T228">16b</text:span>. MEDIUM SHOT BECKY looking northeast</text:h>
      <text:p text:style-name="P30"><text:span text:style-name="T20">Becky </text:span><text:span text:style-name="T47">and the Michelles</text:span><text:span text:style-name="T20"> laugh. </text:span></text:p>
      <text:h text:style-name="P194" text:outline-level="3"><text:span text:style-name="T228">17c</text:span>. MEDIUM CLOSE SHOT LISA southeast</text:h>
      <text:p text:style-name="P16">Lisa’s still grossed out. </text:p>
      <text:p text:style-name="P59"><text:span text:style-name="T188">LISA</text:span> </text:p>
      <text:p text:style-name="P89"><text:span text:style-name="T189">I don’t know about that. </text:span>Heather’s always been nice to me.</text:p>
      <text:h text:style-name="P171" text:outline-level="3"><text:span text:style-name="T228">16c</text:span>. MEDIUM CLOSE SHOT BECKY</text:h>
      <text:p text:style-name="P16">Becky is <text:span text:style-name="T188">grou</text:span>chy and sarcastic.</text:p>
      <text:p text:style-name="P37">BECKY <text:span text:style-name="T112">(to Lisa)</text:span></text:p>
      <text:p text:style-name="P74">What’s wrong with you? Can’t handle us talking about rags?</text:p>
      <text:h text:style-name="P222" text:outline-level="3"><text:span text:style-name="T15">17d</text:span><text:span text:style-name="T16">. MEDIUM SHOT LISA</text:span></text:h>
      <text:p text:style-name="P52"><text:soft-page-break/>LISA </text:p>
      <text:p text:style-name="P74">I’<text:span text:style-name="T189">d rather not discuss soiled feminine hygiene products</text:span>.</text:p>
      <text:h text:style-name="P173" text:outline-level="3"><text:span text:style-name="T228">16d</text:span>. MEDIUM CLOSE SHOT BECKY</text:h>
      <text:p text:style-name="P45">BECKY</text:p>
      <text:p text:style-name="P74">That’s because your family is like that guy in the Breakfast Club whose family sits around the dinner table and talks about their day.</text:p>
      <text:h text:style-name="P172" text:outline-level="3"><text:span text:style-name="T227">14</text:span>d. MEDIUM SHOT MICHELLES looking southeast</text:h>
      <text:p text:style-name="P31"><text:span text:style-name="T20">Michelle </text:span><text:span text:style-name="T82">Logan</text:span><text:span text:style-name="T20"> looks at Michelle </text:span><text:span text:style-name="T83">Arnik</text:span><text:span text:style-name="T73">a</text:span><text:span text:style-name="T20">.</text:span></text:p>
      <text:p text:style-name="P44">MICHELLE <text:span text:style-name="T210">Logan</text:span></text:p>
      <text:p text:style-name="P77">Yeah. Like ‘How was your day?’ </text:p>
      <text:p text:style-name="P31"><text:span text:style-name="T20">Michelle </text:span><text:span text:style-name="T83">Arnik</text:span><text:span text:style-name="T73">a</text:span><text:span text:style-name="T20"> looks at Michelle </text:span><text:span text:style-name="T83">Olivi</text:span><text:span text:style-name="T82">a</text:span><text:span text:style-name="T20">.</text:span></text:p>
      <text:p text:style-name="P67"><text:span text:style-name="T47">MICHELLE </text:span><text:span text:style-name="T83">Arnik</text:span><text:span text:style-name="T73">a</text:span></text:p>
      <text:p text:style-name="P77">‘<text:span text:style-name="T122">Peachy</text:span>. How was yours?’ </text:p>
      <text:p text:style-name="P67"><text:span text:style-name="T47">MICHELLE </text:span><text:span text:style-name="T83">Olivi</text:span><text:span text:style-name="T82">a</text:span></text:p>
      <text:p text:style-name="P75"><text:span text:style-name="T108">‘</text:span>You can do <text:span text:style-name="T167">calcuology homework</text:span> on the <text:span text:style-name="T121">yach</text:span>t.’ </text:p>
      <text:h text:style-name="P195" text:outline-level="3"><text:span text:style-name="T228">17e</text:span>. MEDIUM CLOSE SHOT LISA</text:h>
      <text:p text:style-name="P33"><text:span text:style-name="T67">Uh, that’s not a word. </text:span><text:span text:style-name="T45">Lisa </text:span><text:span text:style-name="T66">gives the children a patronizing nod. </text:span></text:p>
      <text:h text:style-name="P188" text:outline-level="3"><text:span text:style-name="T228">14e</text:span>. MEDIUM SHOT <text:span text:style-name="T228">MICHELLES</text:span></text:h>
      <text:p text:style-name="P64"><text:span text:style-name="T138">MICHELLE </text:span><text:span text:style-name="T155">Arnik</text:span><text:span text:style-name="T152">a</text:span></text:p>
      <text:p text:style-name="P77"><text:span text:style-name="T108">‘</text:span><text:span text:style-name="T109">Aren’t we so peachy</text:span>?’ </text:p>
      <text:p text:style-name="P46">MICHELLE <text:span text:style-name="T210">Logan</text:span></text:p>
      <text:p text:style-name="P77">‘Yeah, <text:span text:style-name="T121">peachy</text:span>.’</text:p>
      <text:p text:style-name="P22"><text:span text:style-name="T136">The Michelles</text:span><text:span text:style-name="T129"> </text:span><text:span text:style-name="T137">giggle at themselves</text:span><text:span text:style-name="T129">.</text:span></text:p>
      <text:h text:style-name="P195" text:outline-level="3"><text:span text:style-name="T228">17f</text:span>. MEDIUM CLOSE SHOT LISA</text:h>
      <text:p text:style-name="P33"><text:span text:style-name="T45">Lisa </text:span><text:span text:style-name="T66">gives the children a polite smile</text:span><text:span text:style-name="T49">.</text:span></text:p>
      <text:h text:style-name="P173" text:outline-level="3"><text:span text:style-name="T231">16</text:span>e. MEDIUM CLOSE SHOT BECKY</text:h>
      <text:p text:style-name="P45">BECK<text:span text:style-name="T172">Y</text:span></text:p>
      <text:p text:style-name="P74">Isn’t that what your house is like?</text:p>
      <text:h text:style-name="P200" text:outline-level="3"><text:soft-page-break/><text:span text:style-name="T228">17g</text:span>. MEDIUM CLOSE SHOT LISA</text:h>
      <text:p text:style-name="P113"><text:span text:style-name="T129">LISA</text:span></text:p>
      <text:p text:style-name="P74">Yeah. That’s what it’s like.</text:p>
      <text:h text:style-name="P200" text:outline-level="3"><text:span text:style-name="T228">15a</text:span>. MEDIUM CLOSE SHOT <text:span text:style-name="T228">KELLY</text:span></text:h>
      <text:p text:style-name="P127">Kelly changes the subject, addresses Becky.</text:p>
      <text:p text:style-name="P37">K<text:span text:style-name="T120">ELLY</text:span></text:p>
      <text:p text:style-name="P74">What are you going to wear to the Christmas Dance?</text:p>
      <text:p text:style-name="P7"><text:span text:style-name="T177">Kelly</text:span> looks at <text:span text:style-name="T188">the Bufones</text:span>. <text:span text:style-name="T177">She’s up to something here.</text:span></text:p>
      <text:h text:style-name="P191" text:outline-level="3"><text:span text:style-name="T232">18a</text:span>. MEDIUM SHOT <text:span text:style-name="T188">BUFONES</text:span> - LISA’S POV</text:h>
      <text:p text:style-name="P10"><text:span text:style-name="T201">The Bufones are</text:span> watching <text:span text:style-name="T177">t</text:span>he <text:span text:style-name="T177">cheerleaders &amp; perk up</text:span>. <text:span text:style-name="T177">Was that our signal?</text:span> </text:p>
      <text:h text:style-name="P201" text:outline-level="3"><text:span text:style-name="T231">16</text:span>f. voiceover</text:h>
      <text:p text:style-name="P65"><text:span text:style-name="T129">BECKY </text:span><text:span text:style-name="T139">(OS)</text:span></text:p>
      <text:p text:style-name="P79">My dress with the puffy sleeves and bubble skirt.</text:p>
      <text:h text:style-name="P196" text:outline-level="3"><text:span text:style-name="T231">17h</text:span>. MEDIUM CLOSE SHOT LISA</text:h>
      <text:p text:style-name="P10">Lisa <text:span text:style-name="T178">looks at the Bufones and </text:span>smiles.</text:p>
      <text:h text:style-name="P201" text:outline-level="3"><text:span text:style-name="T227">14f</text:span>. - voiceover</text:h>
      <text:p text:style-name="P65"><text:span text:style-name="T139">MICHELLE </text:span><text:span text:style-name="T153">Logan</text:span><text:span text:style-name="T139"> (OS)</text:span></text:p>
      <text:p text:style-name="P74">Who are you going <text:span text:style-name="T173">with</text:span> to the Christmas Dance?</text:p>
      <text:h text:style-name="P174" text:outline-level="3"><text:span text:style-name="T231">16</text:span>g. MEDIUM CLOSE SHOT BECKY</text:h>
      <text:p text:style-name="P55">BECKY </text:p>
      <text:p text:style-name="P74">Jeff <text:span text:style-name="T173">Bufone</text:span>.</text:p>
      <text:h text:style-name="P196" text:outline-level="3"><text:span text:style-name="T231">17i</text:span>. MEDIUM CLOSE SHOT LISA</text:h>
      <text:p text:style-name="P10">Lisa <text:span text:style-name="T117">snaps her head to look at Becky</text:span>. She looks at <text:span text:style-name="T188">the Bufones</text:span> <text:span text:style-name="T174">confused</text:span>.</text:p>
      <text:h text:style-name="P205" text:outline-level="3"><text:span text:style-name="T232">18b</text:span>. MEDIUM SHOT <text:span text:style-name="T188">BUFONES</text:span> - LISA’S POV</text:h>
      <text:p text:style-name="P9"><text:span text:style-name="T201">The Bufones</text:span> look at <text:span text:style-name="T188">Lisa</text:span>, smile. </text:p>
      <text:h text:style-name="P204" text:outline-level="3"><text:span text:style-name="T227">14g</text:span>. - voiceover</text:h>
      <text:p text:style-name="P110"><text:soft-page-break/>MICHELLE <text:span text:style-name="T201">Arnika</text:span> (OS)</text:p>
      <text:p text:style-name="P80">Ooh. Becky and Jeff <text:span text:style-name="T174">Bufone</text:span>.</text:p>
      <text:h text:style-name="P175" text:outline-level="3"><text:span text:style-name="T231">16</text:span>h. MEDIUM CLOSE SHOT BECKY</text:h>
      <text:p text:style-name="P9">Becky waves at <text:span text:style-name="T193">the Bufones</text:span>. </text:p>
      <text:p text:style-name="P47">MICHELLE <text:span text:style-name="T201">Arnika, Olivia, Logan</text:span></text:p>
      <text:p text:style-name="P80">O<text:span text:style-name="T174">oooo</text:span>oh. </text:p>
      <text:h text:style-name="P206" text:outline-level="3"><text:span text:style-name="T158">17j</text:span><text:span text:style-name="T148">. </text:span><text:span text:style-name="T171">MEDIUM CLOSE SHOT LISA</text:span></text:h>
      <text:p text:style-name="P34"><text:span text:style-name="T20">Lisa sees Becky wave. </text:span><text:span text:style-name="T50">Then </text:span><text:span text:style-name="T52">remembers</text:span><text:span text:style-name="T50">:</text:span><text:span text:style-name="T20"> </text:span></text:p>
      <text:p text:style-name="P37">LISA</text:p>
      <text:p text:style-name="P74">Did he ever invite you to a barbecue?</text:p>
      <text:h text:style-name="P175" text:outline-level="3"><text:span text:style-name="T231">16</text:span>i. MEDIUM CLOSE SHOT BECKY</text:h>
      <text:p text:style-name="P50">BECKY</text:p>
      <text:p text:style-name="P74">What are you talking about? The Christmas Dance isn’t a barbecue. It’s a DANCE.</text:p>
      <text:h text:style-name="P175" text:outline-level="3"><text:span text:style-name="T227">14h</text:span>. MEDIUM SHOT MICHELLES</text:h>
      <text:p text:style-name="P11"><text:span text:style-name="T174">M</text:span>ean laughter. </text:p>
      <text:p text:style-name="P47">MICHELLE <text:span text:style-name="T211">Logan</text:span></text:p>
      <text:p text:style-name="P69"><text:span text:style-name="T22">You always say things that don't make sense</text:span><text:span text:style-name="T20">.</text:span></text:p>
      <text:p text:style-name="P48">MICHELLE <text:span text:style-name="T211">Olivia</text:span></text:p>
      <text:p text:style-name="P73"><text:span text:style-name="T22">Yeah, like </text:span><text:span text:style-name="T67">fem </text:span><text:span text:style-name="T68">in</text:span><text:span text:style-name="T67"> hydrangea soil</text:span><text:span text:style-name="T20">.</text:span></text:p>
      <text:h text:style-name="P197" text:outline-level="3"><text:span text:style-name="T232">17k</text:span>. MEDIUM CLOSE SHOT LISA</text:h>
      <text:p text:style-name="P36"><text:span text:style-name="T45">Lisa </text:span><text:span text:style-name="T66">gives the children a</text:span><text:span text:style-name="T68">n amused What Was That look</text:span><text:span text:style-name="T49">.</text:span></text:p>
      <text:h text:style-name="P176" text:outline-level="3"><text:span text:style-name="T227">14i</text:span>. MEDIUM SHOT MICHELLES</text:h>
      <text:p text:style-name="P49">MICHELLE <text:span text:style-name="T201">Arnika</text:span></text:p>
      <text:p text:style-name="P69"><text:span text:style-name="T69">Yeah. </text:span><text:span text:style-name="T67">And</text:span><text:span text:style-name="T22"> Piss and Greeeeen theory</text:span><text:span text:style-name="T20">.</text:span></text:p>
      <text:h text:style-name="P206" text:outline-level="3"><text:span text:style-name="T158">17</text:span><text:span text:style-name="T159">L</text:span><text:span text:style-name="T148">. </text:span><text:span text:style-name="T171">MEDIUM CLOSE SHOT LISA</text:span></text:h>
      <text:p text:style-name="P34"><text:span text:style-name="T20">Lisa </text:span><text:span text:style-name="T22">gives her a blank stare,</text:span><text:span text:style-name="T20"> </text:span><text:span text:style-name="T22">t</text:span><text:span text:style-name="T66">hen</text:span><text:span text:style-name="T22"> figure</text:span><text:span text:style-name="T66">s</text:span><text:span text:style-name="T22"> out what she's talking about</text:span><text:span text:style-name="T20">. </text:span></text:p>
      <text:p text:style-name="P38">LISA</text:p>
      <text:p text:style-name="P69"><text:span text:style-name="T22">Pythagorean theorem</text:span><text:span text:style-name="T20">.</text:span></text:p>
      <text:h text:style-name="P207" text:outline-level="3"><text:soft-page-break/><text:span text:style-name="T227">14j</text:span>. MEDIUM SHOT MICHELLES</text:h>
      <text:p text:style-name="P107">MICHELLE <text:span text:style-name="T211">Olivia</text:span></text:p>
      <text:p text:style-name="P69"><text:span text:style-name="T22">Pithhh Pithhh. You can't even say Piss</text:span><text:span text:style-name="T20">. </text:span></text:p>
      <text:h text:style-name="P208" text:outline-level="3"><text:span text:style-name="T231">17m</text:span>. MEDIUM SHOT <text:span text:style-name="T227">LISA</text:span></text:h>
      <text:p text:style-name="P129"><text:span text:style-name="T129">Lisa shakes her head; </text:span><text:span text:style-name="T146">not worth explaining </text:span><text:span text:style-name="T149">to these children</text:span><text:span text:style-name="T129">. </text:span><text:span text:style-name="T147">Kelly tries to change the conversation.</text:span></text:p>
      <text:h text:style-name="P208" text:outline-level="3"><text:span text:style-name="T227">15b</text:span>. MEDIUM SHOT <text:span text:style-name="T227">KELLY </text:span></text:h>
      <text:p text:style-name="P108">K<text:span text:style-name="T119">ELLY (to Michelle Olivia)</text:span></text:p>
      <text:p text:style-name="P70"><text:span text:style-name="T25">Who</text:span><text:span text:style-name="T26">'</text:span><text:span text:style-name="T25">s taking you to the Christmas Dance?</text:span></text:p>
      <text:h text:style-name="P208" text:outline-level="3"><text:span text:style-name="T227">14k</text:span>. MEDIUM SHOT <text:span text:style-name="T227">MICHELLES</text:span></text:h>
      <text:p text:style-name="P109">MICHELLE <text:span text:style-name="T201">Arnika, Olivia, Logan</text:span></text:p>
      <text:p text:style-name="P68"><text:span text:style-name="T25">We're</text:span><text:span text:style-name="T20"> going with </text:span><text:span text:style-name="T24">Tom Paz</text:span><text:span text:style-name="T20">.</text:span></text:p>
      <text:h text:style-name="P198" text:outline-level="3"><text:span text:style-name="T231">17n</text:span>. MEDIUM CLOSE SHOT LISA</text:h>
      <text:p text:style-name="P12">Lisa: What? They're all going with the same date?</text:p>
      <text:h text:style-name="P188" text:outline-level="3"><text:span text:style-name="T231">14L</text:span>. MEDIUM SHOT <text:span text:style-name="T231">MICHELLES</text:span></text:h>
      <text:p text:style-name="P64"><text:span text:style-name="T144">MICHELLE </text:span><text:span text:style-name="T154">Olivi</text:span><text:span text:style-name="T152">a</text:span><text:span text:style-name="T145"> (to Kelly)</text:span></text:p>
      <text:p text:style-name="P74"><text:span text:style-name="T118">W</text:span>ho are you going with?</text:p>
      <text:h text:style-name="P209" text:outline-level="3"><text:span text:style-name="T227">15c</text:span>. MEDIUM SHOT <text:span text:style-name="T227">KELLY </text:span></text:h>
      <text:p text:style-name="P37">K<text:span text:style-name="T119">ELLY</text:span></text:p>
      <text:p text:style-name="P71"><text:span text:style-name="T20">Me and </text:span><text:span text:style-name="T28">Dan</text:span><text:span text:style-name="T23"> are going double with </text:span><text:span text:style-name="T27">Becky</text:span><text:span text:style-name="T23"> and</text:span><text:span text:style-name="T20"> Jeff. </text:span><text:span text:style-name="T23">(to Lisa) </text:span><text:span text:style-name="T20">Do you and your date want to come with us?</text:span></text:p>
      <text:p text:style-name="P1">Kelly looks over at <text:span text:style-name="T193">the Bufones</text:span>, <text:span text:style-name="T175">nods: she’s doing what she agreed.</text:span></text:p>
      <text:h text:style-name="P210" text:outline-level="3"><text:span text:style-name="T232">18c</text:span>. MEDIUM SHOT <text:span text:style-name="T194">BUFONES</text:span> - LISA’S POV</text:h>
      <text:p text:style-name="P13"><text:span text:style-name="T194">The Bufones</text:span> watch the cheerleaders, <text:span text:style-name="T175">looking apprehensive</text:span>.</text:p>
      <text:h text:style-name="P202" text:outline-level="3"><text:span text:style-name="T231">17o</text:span>. MEDIUM SHOT LISA</text:h>
      <text:p text:style-name="P51">LISA</text:p>
      <text:p text:style-name="P74">I don’t have a date.</text:p>
      <text:h text:style-name="P203" text:outline-level="3"><text:span text:style-name="T227">15d</text:span>. MEDIUM SHOT KELLY</text:h>
      <text:p text:style-name="P126">Kelly look<text:span text:style-name="T117">s at Lisa and cocks her head. She looks back at</text:span> <text:span text:style-name="T194">the Bufones</text:span> <text:span text:style-name="T111">again</text:span>, confused.</text:p>
      <text:p text:style-name="P112"><text:soft-page-break/><text:span text:style-name="T129">K</text:span><text:span text:style-name="T157">ELLY</text:span></text:p>
      <text:p text:style-name="P74">Oh. I… You don’t? Someone told me you did.</text:p>
      <text:p text:style-name="P2"><text:span text:style-name="T116">Kelly gives the Bufones</text:span> <text:span text:style-name="T111">another</text:span> confused <text:span text:style-name="T115">look:</text:span> <text:span text:style-name="T175">Why did he ask me to do this?</text:span></text:p>
      <text:h text:style-name="P211" text:outline-level="3"><text:span text:style-name="T232">18d</text:span>. MEDIUM SHOT <text:span text:style-name="T195">BUFONES</text:span> - LISA’S POV</text:h>
      <text:p text:style-name="P14"><text:span text:style-name="T195">The Bufones</text:span> watch the cheerleaders, <text:span text:style-name="T176">eager: So, what did Lisa say?</text:span></text:p>
      <text:h text:style-name="P212" text:outline-level="3"><text:span text:style-name="T158">17</text:span><text:span text:style-name="T159">p</text:span><text:span text:style-name="T148">. </text:span><text:span text:style-name="T171">MEDIUM CLOSE SHOT LISA</text:span></text:h>
      <text:p text:style-name="P35"><text:span text:style-name="T20">Lisa </text:span><text:span text:style-name="T51">looks away from </text:span><text:span text:style-name="T100">the Bufones</text:span><text:span text:style-name="T51">, </text:span><text:span text:style-name="T54">disappoint</text:span><text:span text:style-name="T51">ed</text:span><text:span text:style-name="T20">. </text:span></text:p>
      <text:h text:style-name="P155" text:outline-level="2"/>
      <text:h text:style-name="P156" text:outline-level="2"><text:span text:style-name="T1">T</text:span><text:span text:style-name="T2">HIS SCENE HAPPENS RIGHT AFTER THE WATER FIGHT. THEREFORE YOU MUST BE WEARING THE SAME CLOTHES, HAIR, SHOES</text:span></text:h>
      <text:p text:style-name="P117"/>
      <text:p text:style-name="P118">Here Heather can be one of the <text:span text:style-name="T203">Michelle</text:span>s if she wears her hair differently and wears sunglasses.</text:p>
      <text:h text:style-name="P177" text:outline-level="3"><text:span text:style-name="T233">20. </text:span>MEDIUM SHOT <text:span text:style-name="T208">BECKY</text:span></text:h>
      <text:p text:style-name="P138"><text:span text:style-name="T20">School buzzer rings. </text:span></text:p>
      <text:p text:style-name="P58">BECKY</text:p>
      <text:p text:style-name="P83">Get over here, girls!</text:p>
      <text:h text:style-name="P177" text:outline-level="3"><text:span text:style-name="T233">21. </text:span>MEDIUM <text:span text:style-name="T208">LONG</text:span> SHOT <text:span text:style-name="T208">CHEERLEADERS</text:span></text:h>
      <text:p text:style-name="P140"><text:span text:style-name="T73">Adam and Peter study with Ben at the picnic table in the background. </text:span><text:span text:style-name="T20">Becky </text:span><text:span text:style-name="T84">faces south </text:span><text:span text:style-name="T85">looking mean but sassy</text:span><text:span text:style-name="T20">. </text:span></text:p>
      <text:p text:style-name="P140"><text:span text:style-name="T84">Lisa and Kelly a</text:span><text:span text:style-name="T85">pproach from the south</text:span><text:span text:style-name="T84">, then turn around </text:span><text:span text:style-name="T85">to watch the Michelles approach.</text:span></text:p>
      <text:p text:style-name="P138"><text:span text:style-name="T75">T</text:span><text:span text:style-name="T70">he </text:span><text:span text:style-name="T75">three</text:span><text:span text:style-name="T70"> Michelles</text:span><text:span text:style-name="T20"> chase each other, pat each other on the butt, bobble their own breasts, </text:span><text:span text:style-name="T84">bobble their nonexistent male parts, like the Bufones did with the balloons</text:span><text:span text:style-name="T20">. </text:span></text:p>
      <text:h text:style-name="P177" text:outline-level="3"><text:span text:style-name="T234">24a. </text:span>MEDIUM <text:span text:style-name="T213">CLOSE </text:span>SHOT <text:span text:style-name="T208">KELLY AND LISA</text:span></text:h>
      <text:p text:style-name="P139"><text:span text:style-name="T20">Kelly </text:span><text:span text:style-name="T84">laughs. </text:span><text:span text:style-name="T85">Lisa smirks. Silly girls.</text:span></text:p>
      <text:h text:style-name="P218" text:outline-level="3"><text:span text:style-name="T18">2</text:span><text:span text:style-name="T9">2a</text:span><text:span text:style-name="T7">. </text:span><text:span text:style-name="T5">MEDIUM SHOT </text:span><text:span text:style-name="T8">CHEERLEADERS – looking northeast</text:span></text:h>
      <text:p text:style-name="P142"><text:span text:style-name="T87">We see the Bufones in the background. As the Michelles get settled into a line with Lisa &amp; Kelly, facing Becky, </text:span><text:span text:style-name="T20">Becky looks at Lisa’s shoes.</text:span></text:p>
      <text:p text:style-name="P115"><text:soft-page-break/><text:span text:style-name="T20">BECKY</text:span></text:p>
      <text:p text:style-name="P83">Your shoes look like something Mrs. <text:span text:style-name="T201">Hopper</text:span> would wear. </text:p>
      <text:p text:style-name="P141"><text:span text:style-name="T86">Lisa looks at her shoes</text:span><text:span text:style-name="T20">.</text:span></text:p>
      <text:h text:style-name="P177" text:outline-level="3"><text:span text:style-name="T233">23. </text:span>MEDIUM SHOT <text:span text:style-name="T208">MICHELLES</text:span></text:h>
      <text:p text:style-name="P142"><text:span text:style-name="T87">The Michelles are in a line to the right of Lisa &amp; Kelly</text:span><text:span text:style-name="T20">.</text:span></text:p>
      <text:p text:style-name="P114"><text:span text:style-name="T20">MICHELLE </text:span><text:span text:style-name="T86">Logan</text:span></text:p>
      <text:p text:style-name="P83">Yeah. And your eye shadow is too green. </text:p>
      <text:p text:style-name="P60">MICHELLE <text:span text:style-name="T201">Arnika</text:span></text:p>
      <text:p text:style-name="P72"><text:span text:style-name="T22">Piss and</text:span><text:span text:style-name="T20"> green. </text:span></text:p>
      <text:h text:style-name="P219" text:outline-level="3"><text:span text:style-name="T18">2</text:span><text:span text:style-name="T9">2b</text:span><text:span text:style-name="T7">. </text:span><text:span text:style-name="T5">MEDIUM SHOT </text:span><text:span text:style-name="T8">CHEERLEADERS – looking northeast</text:span></text:h>
      <text:p text:style-name="P142"><text:span text:style-name="T87">Jeff exits the building in the background</text:span><text:span text:style-name="T20">.</text:span></text:p>
      <text:p text:style-name="P99">MICHELLE <text:span text:style-name="T214">Olivia</text:span></text:p>
      <text:p text:style-name="P83">Your shorts look like <text:span text:style-name="T201">a costume from Chick on a Stick</text:span>. </text:p>
      <text:p text:style-name="P132"><text:span text:style-name="T74">L</text:span><text:span text:style-name="T20">isa looks down at her shorts. </text:span><text:span text:style-name="T89">She nods; yeah they do.</text:span></text:p>
      <text:h text:style-name="P219" text:outline-level="3"><text:span text:style-name="T19">30. </text:span><text:span text:style-name="T5">MEDIUM SHOT </text:span><text:span text:style-name="T6">JEFF </text:span><text:span text:style-name="T9">(</text:span><text:span text:style-name="T11">Olivia</text:span><text:span text:style-name="T9">)</text:span></text:h>
      <text:p text:style-name="P138"><text:span text:style-name="T74">Jeff</text:span><text:span text:style-name="T20"> exit</text:span><text:span text:style-name="T74">s</text:span><text:span text:style-name="T20"> the </text:span><text:span text:style-name="T74">building </text:span><text:span text:style-name="T87">wearing sunglasses, hat, blue bandanna, and a light blue t-shirt </text:span><text:span text:style-name="T88">under</text:span><text:span text:style-name="T87"> a long sleeve </text:span><text:span text:style-name="T88">unbuttoned </text:span><text:span text:style-name="T87">white shirt. He buttons the shirt as he walks toward his brothers.</text:span></text:p>
      <text:p text:style-name="P131"><text:span text:style-name="T129">-------------------------------------------------------</text:span></text:p>
      <text:h text:style-name="P184" text:outline-level="3"><text:span text:style-name="T160">26a. </text:span>MEDIUM SHOT <text:span text:style-name="T208">BUFONES</text:span></text:h>
      <text:p text:style-name="P138"><text:span text:style-name="T80">Jeff </text:span><text:span text:style-name="T70">sit</text:span><text:span text:style-name="T74">s</text:span><text:span text:style-name="T70"> at the picnic table b</text:span><text:span text:style-name="T90">ehind</text:span><text:span text:style-name="T70"> </text:span><text:span text:style-name="T74">Adam. </text:span><text:span text:style-name="T76">Peter</text:span><text:span text:style-name="T74"> and Ben </text:span><text:span text:style-name="T90">sit across from them</text:span><text:span text:style-name="T20"> </text:span><text:span text:style-name="T90">and </text:span><text:span text:style-name="T20">watch the cheerleaders. </text:span><text:span text:style-name="T90">Jeff</text:span><text:span text:style-name="T57"> </text:span><text:span text:style-name="T91">reaches into Adam’s backpack and takes out</text:span><text:span text:style-name="T90"> a calculus</text:span><text:span text:style-name="T57"> book.</text:span><text:span text:style-name="T20"> </text:span></text:p>
      <text:h text:style-name="P177" text:outline-level="3"><text:span text:style-name="T234">24b. </text:span>MEDIUM <text:span text:style-name="T215">CLOSE</text:span> SHOT <text:span text:style-name="T206">LISA and KELLY</text:span></text:h>
      <text:p text:style-name="P138"><text:span text:style-name="T20">Kelly taps Lisa on the shoulder.</text:span></text:p>
      <text:p text:style-name="P58">K<text:span text:style-name="T190">ELLY</text:span></text:p>
      <text:p text:style-name="P83">Hey, there’s <text:span text:style-name="T204">Jeff</text:span>. Go over there and talk to <text:span text:style-name="T183">the</text:span>m. </text:p>
      <text:p text:style-name="P111"><text:span text:style-name="T129">LISA</text:span></text:p>
      <text:p text:style-name="P72"><text:span text:style-name="T20">Why do you want </text:span><text:span text:style-name="T107">me</text:span><text:span text:style-name="T20"> to talk to </text:span><text:span text:style-name="T58">the</text:span><text:span text:style-name="T59">m</text:span><text:span text:style-name="T20">? Why not Becky?</text:span></text:p>
      <text:h text:style-name="P177" text:outline-level="3"><text:soft-page-break/><text:span text:style-name="T234">25a. </text:span>MEDIUM SHOT <text:span text:style-name="T208">BECKY</text:span></text:h>
      <text:p text:style-name="P98">BECKY</text:p>
      <text:p text:style-name="P83"><text:span text:style-name="T183">They</text:span> want to talk to you.</text:p>
      <text:h text:style-name="P184" text:outline-level="3"><text:span text:style-name="T160">27a. </text:span>MEDIUM SHOT <text:span text:style-name="T206">LISA</text:span></text:h>
      <text:p text:style-name="P138"><text:span text:style-name="T80">Lisa turns to Becky</text:span><text:span text:style-name="T20">.</text:span></text:p>
      <text:p text:style-name="P98">LISA </text:p>
      <text:p text:style-name="P83">I don’t think <text:span text:style-name="T183">t</text:span>he<text:span text:style-name="T183">y</text:span> do.</text:p>
      <text:h text:style-name="P215" text:outline-level="3"><text:span text:style-name="T234">25b. MEDIUM SHOT BECKY</text:span></text:h>
      <text:p text:style-name="P120"><text:span text:style-name="T216">In the background Peter and Ben are blowing up balloons. Becky motions with her head to go over there.</text:span></text:p>
      <text:p text:style-name="P58"><text:span text:style-name="T202">BECKY</text:span></text:p>
      <text:p text:style-name="P83">We’ll wait until you get back before we <text:span text:style-name="T217">start </text:span>practice. </text:p>
      <text:h text:style-name="P220" text:outline-level="3"><text:span text:style-name="T18">2</text:span><text:span text:style-name="T9">2</text:span><text:span text:style-name="T10">c</text:span><text:span text:style-name="T7">. </text:span><text:span text:style-name="T5">MEDIUM SHOT </text:span><text:span text:style-name="T8">CHEERLEADERS – looking northeast</text:span></text:h>
      <text:p text:style-name="P143"><text:span text:style-name="T93">In the background Peter and Ben are blowing up balloons. </text:span><text:span text:style-name="T94">Lisa </text:span><text:span text:style-name="T95">looks around suspiciously – what is everyone up to -</text:span><text:span text:style-name="T94"> and goes toward the Bufones</text:span><text:span text:style-name="T20">.</text:span></text:p>
      <text:h text:style-name="P184" text:outline-level="3"><text:span text:style-name="T160">26b. </text:span>MEDIUM SHOT <text:span text:style-name="T207">BUFONES</text:span></text:h>
      <text:p text:style-name="P119"><text:span text:style-name="T216">Ben and Peter finish blowing up two balloons</text:span>. </text:p>
      <text:p text:style-name="P61">ADAM</text:p>
      <text:p text:style-name="P84"><text:span text:style-name="T191">When do you use Angle Side Side?</text:span></text:p>
      <text:p text:style-name="P92">BEN</text:p>
      <text:p text:style-name="P84"><text:span text:style-name="T215">When you make an ASS out of intersecting spheres</text:span>.</text:p>
      <text:p text:style-name="P134"><text:span text:style-name="T92">Ben </text:span><text:span text:style-name="T93">squishes two balloons together </text:span><text:span text:style-name="T96">then lets the air out noisily (we’ll dub that in)</text:span><text:span text:style-name="T92">. </text:span><text:span text:style-name="T20">The boys laugh </text:span><text:span text:style-name="T96">hysterically</text:span><text:span text:style-name="T20">.</text:span></text:p>
      <text:h text:style-name="P184" text:outline-level="3"><text:span text:style-name="T160">27b. </text:span>MEDIUM SHOT <text:span text:style-name="T206">LISA – Bufones’ POV, cheerleaders in background</text:span></text:h>
      <text:p text:style-name="P135"><text:span text:style-name="T95">Lisa cautiously </text:span><text:span text:style-name="T21">crosses through the grass</text:span><text:span text:style-name="T95"> toward </text:span><text:span text:style-name="T74">the Bufones</text:span><text:span text:style-name="T95">, suspicious, looking around to make sure nobody </text:span><text:span text:style-name="T60">has</text:span><text:span text:style-name="T61"> water balloons</text:span><text:span text:style-name="T95"> behind her</text:span><text:span text:style-name="T20">.</text:span></text:p>
      <text:p text:style-name="P102">LISA</text:p>
      <text:p text:style-name="P72"><text:span text:style-name="T60">Kelly</text:span><text:span text:style-name="T20"> and </text:span><text:span text:style-name="T62">Becky</text:span><text:span text:style-name="T20"> </text:span><text:span text:style-name="T21">said</text:span><text:span text:style-name="T20"> you wanted to talk to me.</text:span></text:p>
      <text:h text:style-name="P184" text:outline-level="3"><text:soft-page-break/><text:span text:style-name="T160">26c. </text:span>MEDIUM SHOT <text:span text:style-name="T207">BUFONES over Lisa’s shoulder</text:span></text:h>
      <text:p text:style-name="P137"><text:span text:style-name="T20">Jeff </text:span><text:span text:style-name="T97">lift</text:span><text:span text:style-name="T20">s </text:span><text:span text:style-name="T71">the calculus</text:span><text:span text:style-name="T20"> </text:span><text:span text:style-name="T57">book </text:span><text:span text:style-name="T71">in front of his face</text:span><text:span text:style-name="T20">. </text:span><text:span text:style-name="T76">Adam and Peter look at each other trying to figure out what she’</text:span><text:span text:style-name="T97">s referring to</text:span><text:span text:style-name="T76">.</text:span></text:p>
      <text:p text:style-name="P56">ADAM</text:p>
      <text:p text:style-name="P83">I don’t think <text:span text:style-name="T186">we</text:span> said that.</text:p>
      <text:h text:style-name="P184" text:outline-level="3"><text:span text:style-name="T160">27c</text:span><text:span text:style-name="T162">B</text:span><text:span text:style-name="T160">. </text:span>MEDIUM SHOT <text:span text:style-name="T206">LISA, cheerleaders in background</text:span></text:h>
      <text:p text:style-name="P97">LISA</text:p>
      <text:p text:style-name="P83">You didn’t tell them that you had something to say to me?</text:p>
      <text:h text:style-name="P184" text:outline-level="3"><text:span text:style-name="T160">26d. </text:span>MEDIUM SHOT <text:span text:style-name="T207">BUFONES over Lisa’s shoulder</text:span></text:h>
      <text:p text:style-name="P119"><text:span text:style-name="T186">Adam thinks for a moment</text:span>. </text:p>
      <text:p text:style-name="P56">ADAM</text:p>
      <text:p text:style-name="P83">Oh. Yeah! Now I know what you mean.</text:p>
      <text:p text:style-name="P121"><text:span text:style-name="T218">Adam smiles at Lisa but doesn’t elaborate</text:span>. </text:p>
      <text:h text:style-name="P178" text:outline-level="3"><text:span text:style-name="T161">27CD...</text:span>MEDIUM SHOT <text:span text:style-name="T206">LISA, cheerleaders in background</text:span></text:h>
      <text:p text:style-name="P121"><text:span text:style-name="T218">Lisa waits for him to talk</text:span>. <text:span text:style-name="T218">Well, what?</text:span> </text:p>
      <text:p text:style-name="P103">LISA</text:p>
      <text:p text:style-name="P83">What did you want to <text:span text:style-name="T184">say</text:span>?</text:p>
      <text:h text:style-name="P184" text:outline-level="3"><text:span text:style-name="T160">26e. </text:span>MEDIUM SHOT <text:span text:style-name="T207">BUFONES over Lisa’s shoulder</text:span></text:h>
      <text:p text:style-name="P119"><text:span text:style-name="T186">Adam and Peter stammer</text:span>. </text:p>
      <text:p text:style-name="P94">ADAM</text:p>
      <text:p text:style-name="P149">Well, uh, nothing. </text:p>
      <text:p text:style-name="P93">PETER</text:p>
      <text:p text:style-name="P149">Anything. </text:p>
      <text:p text:style-name="P121"><text:span text:style-name="T186">Adam looks at Jeff, punches him. Jeff cowers behind the book and punches back</text:span>. <text:span text:style-name="T218">Adam eventually turns back to Lisa.</text:span></text:p>
      <text:p text:style-name="P95">ADAM</text:p>
      <text:p text:style-name="P149"><text:span text:style-name="T204">We</text:span> don’t know.</text:p>
      <text:h text:style-name="P184" text:outline-level="3"><text:span text:style-name="T160">27d. </text:span>MEDIUM SHOT <text:span text:style-name="T206">LISA</text:span><text:span text:style-name="T156">, cheerleaders in background</text:span></text:h>
      <text:p text:style-name="P137"><text:span text:style-name="T20">Lisa </text:span><text:span text:style-name="T57">strains to peek </text:span><text:span text:style-name="T97">behind</text:span><text:span text:style-name="T57"> </text:span><text:span text:style-name="T63">their</text:span><text:span text:style-name="T57"> </text:span><text:span text:style-name="T64">back</text:span><text:span text:style-name="T63">s </text:span><text:span text:style-name="T97">yet</text:span><text:span text:style-name="T57"> </text:span><text:span text:style-name="T97">keep her distance</text:span><text:span text:style-name="T20">. </text:span></text:p>
      <text:p text:style-name="P58">LISA</text:p>
      <text:p text:style-name="P83"><text:soft-page-break/><text:span text:style-name="T184">Do you need</text:span> a do-over? Like I come up to you again <text:span text:style-name="T184">so</text:span> you <text:span text:style-name="T184">can</text:span> play your joke on me.</text:p>
      <text:h text:style-name="P184" text:outline-level="3"><text:span text:style-name="T160">26f. </text:span>MEDIUM SHOT <text:span text:style-name="T207">BUFONES over Lisa’s shoulder</text:span></text:h>
      <text:p text:style-name="P137"><text:span text:style-name="T57">Nervous</text:span><text:span text:style-name="T20"> laugh</text:span><text:span text:style-name="T63">ter from the boys</text:span><text:span text:style-name="T20">. </text:span></text:p>
      <text:p text:style-name="P93">PETER</text:p>
      <text:p text:style-name="P83">No. It’s not a joke.</text:p>
      <text:p text:style-name="P58">LISA</text:p>
      <text:p text:style-name="P90">What’s in your backpack?</text:p>
      <text:p text:style-name="P93">PETER</text:p>
      <text:p text:style-name="P83"><text:span text:style-name="T187">Just books</text:span>.</text:p>
      <text:h text:style-name="P184" text:outline-level="3"><text:span text:style-name="T160">27e. </text:span>MEDIUM SHOT <text:span text:style-name="T206">LISA, cheerleaders in background</text:span></text:h>
      <text:p text:style-name="P137"><text:span text:style-name="T21">Lisa turns to</text:span><text:span text:style-name="T97">ward Kelly</text:span><text:span text:style-name="T21">, </text:span><text:span text:style-name="T97">exasperated. Kelly motions to keep talking to the boys.</text:span><text:span text:style-name="T21"> </text:span><text:span text:style-name="T97">Lisa</text:span><text:span text:style-name="T21"> turns back to </text:span><text:span text:style-name="T63">the Bufones</text:span><text:span text:style-name="T21">.</text:span><text:span text:style-name="T20"> </text:span></text:p>
      <text:p text:style-name="P58">LISA</text:p>
      <text:p text:style-name="P83"><text:span text:style-name="T185">Are you</text:span> going to throw <text:span text:style-name="T110">water balloons</text:span> at me?</text:p>
      <text:h text:style-name="P184" text:outline-level="3"><text:span text:style-name="T160">26g. </text:span>MEDIUM SHOT B<text:span text:style-name="T206">UFONES over Lisa’s shoulder</text:span></text:h>
      <text:p text:style-name="P136"><text:span text:style-name="T63">The Bufones</text:span><text:span text:style-name="T20"> laugh </text:span><text:span text:style-name="T57">again</text:span><text:span text:style-name="T20">. </text:span></text:p>
      <text:p text:style-name="P57">ADAM</text:p>
      <text:p text:style-name="P83">No. You said you didn’t want <text:span text:style-name="T187">us</text:span> to.</text:p>
      <text:h text:style-name="P184" text:outline-level="3"><text:span text:style-name="T160">27f. </text:span>MEDIUM SHOT <text:span text:style-name="T206">LISA, cheerleaders in background</text:span></text:h>
      <text:p text:style-name="P104">LISA</text:p>
      <text:p text:style-name="P152">If you have nothing to say, I’<text:span text:style-name="T220">m</text:span> g<text:span text:style-name="T220">oing</text:span> back to cheer practice.</text:p>
      <text:p text:style-name="P144"><text:span text:style-name="T20">Lisa </text:span><text:span text:style-name="T21">backs away, </text:span><text:span text:style-name="T65">watching </text:span><text:span text:style-name="T63">the Bufones</text:span><text:span text:style-name="T65"> suspiciously.</text:span><text:span text:style-name="T21"> </text:span><text:span text:style-name="T65">W</text:span><text:span text:style-name="T21">hen she's a safe distance </text:span><text:span text:style-name="T65">she</text:span><text:span text:style-name="T20"> turns back to the cheerleaders.</text:span></text:p>
      <text:h text:style-name="P184" text:outline-level="3"><text:span text:style-name="T160">26h. </text:span>MEDIUM SHOT B<text:span text:style-name="T205">UFONES</text:span></text:h>
      <text:p text:style-name="P145"><text:span text:style-name="T20">The Bufones slap and punch each other, Adam motions that Jeff should go talk to Lisa, general frustration.</text:span></text:p>
      <text:h text:style-name="P179" text:outline-level="3"><text:span text:style-name="T233">22e. </text:span>MEDIUM SHOT <text:span text:style-name="T206">CHEERLEADERS – Bufones in background</text:span></text:h>
      <text:p text:style-name="P122">The cheerleaders laugh. <text:span text:style-name="T219">Lisa approaches them, annoyed at the Bufones. Adam stands up, waves his arms at Kelly, distraught. Lisa glances over her shoulder at the Bufones.</text:span></text:p>
      <text:h text:style-name="P184" text:outline-level="3"><text:soft-page-break/><text:span text:style-name="T160">26i. </text:span>MEDIUM SHOT B<text:span text:style-name="T205">UFONES</text:span></text:h>
      <text:p text:style-name="P122"><text:span text:style-name="T204">Adam</text:span> stops in mid-wave. <text:span text:style-name="T221">Oops. Didn’t want Lisa to see that.</text:span></text:p>
      <text:h text:style-name="P180" text:outline-level="3"><text:span text:style-name="T219">22f. </text:span>MEDIUM SHOT <text:span text:style-name="T206">CHEERLEADERS – Bufones in background</text:span></text:h>
      <text:p text:style-name="P122"><text:span text:style-name="T204">Adam stands looking at the cheerleaders</text:span>. <text:span text:style-name="T222">Lisa gets back in line with the rest of the cheerleaders.</text:span></text:p>
      <text:h text:style-name="P221" text:outline-level="3"><text:span text:style-name="T19">24c. </text:span><text:span text:style-name="T5">MEDIUM CLOSE SHOT </text:span><text:span text:style-name="T12">KELL</text:span><text:span text:style-name="T5">Y </text:span><text:span text:style-name="T13">and LISA</text:span></text:h>
      <text:p text:style-name="P116"><text:span text:style-name="T20">K</text:span><text:span text:style-name="T99">ELLY</text:span></text:p>
      <text:p text:style-name="P83">Sorry for the confusion.</text:p>
      <text:p text:style-name="P136"><text:span text:style-name="T20">Lisa</text:span><text:span text:style-name="T79">: </text:span><text:span text:style-name="T98">whatever</text:span><text:span text:style-name="T20">. </text:span><text:span text:style-name="T98">Those annoying boys.</text:span></text:p>
      <text:h text:style-name="P216" text:outline-level="3"/>
      <text:h text:style-name="P157" text:outline-level="2">Lisa</text:h>
      <text:h text:style-name="P217" text:outline-level="3"><text:span text:style-name="T3">EXT. COURTYARD</text:span></text:h>
      <text:p text:style-name="P17">The school buzzer rings. Lisa <text:span text:style-name="T180">walks up ready for cheer practice.</text:span> <text:span text:style-name="T180">She </text:span>looks for the other cheerleaders. They aren’t there.</text:p>
      <text:h text:style-name="P213" text:outline-level="3"><text:span text:style-name="T179">EX</text:span>T. GYM</text:h>
      <text:p text:style-name="P17">Lisa looks for the other cheerleaders. <text:span text:style-name="T124">No one is there.</text:span> </text:p>
      <text:h text:style-name="P214" text:outline-level="3">CLOSE SHOT LISA</text:h>
      <text:p text:style-name="P133"><text:span text:style-name="T76">Lisa </text:span><text:span text:style-name="T78">makes a groundbreaking discovery in Euclidean geometry</text:span><text:span text:style-name="T77">.</text:span></text:p>
      <text:p text:style-name="P96">LISA</text:p>
      <text:p text:style-name="P151"><text:span text:style-name="T77">I might be able to use that resulting triangle to invent a new corollary!</text:span></text:p>
      <text:h text:style-name="P15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59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126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5</text:page-number>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Oldham movie could be the next Rocky Horror Picture Show</dc:title>
    <meta:initial-creator>Unknown User</meta:initial-creator>
    <meta:creation-date>2009-10-28T16:26:00</meta:creation-date>
    <dc:date>2018-04-27T10:16:21.697761608</dc:date>
    <meta:editing-cycles>1126</meta:editing-cycles>
    <meta:editing-duration>P53DT19H37M39S</meta:editing-duration>
    <meta:generator>LibreOffice/5.1.6.2$Linux_X86_64 LibreOffice_project/10m0$Build-2</meta:generator>
    <meta:print-date>2018-03-23T20:55:26.886753431</meta:print-date>
    <meta:document-statistic meta:table-count="0" meta:image-count="0" meta:object-count="0" meta:page-count="15" meta:paragraph-count="377" meta:word-count="2491" meta:character-count="14527" meta:non-whitespace-character-count="12329"/>
    <meta:template xlink:type="simple" xlink:actuate="onRequest" xlink:title="Normal.dotm" xlink:href=""/>
  </office:meta>
</office:document-meta>
</file>